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92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2.4063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2.4134in"/>
    </style:style>
    <style:style style:name="co6" style:family="table-column">
      <style:table-column-properties fo:break-before="auto" style:column-width="1.206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2.511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484in"/>
    </style:style>
    <style:style style:name="co12" style:family="table-column">
      <style:table-column-properties fo:break-before="auto" style:column-width="0.6591in"/>
    </style:style>
    <style:style style:name="co13" style:family="table-column">
      <style:table-column-properties fo:break-before="auto" style:column-width="1.7957in"/>
    </style:style>
    <style:style style:name="co14" style:family="table-column">
      <style:table-column-properties fo:break-before="auto" style:column-width="1.852in"/>
    </style:style>
    <style:style style:name="co15" style:family="table-column">
      <style:table-column-properties fo:break-before="auto" style:column-width="1.3398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1.6134in"/>
    </style:style>
    <style:style style:name="co18" style:family="table-column">
      <style:table-column-properties fo:break-before="auto" style:column-width="2.3846in"/>
    </style:style>
    <style:style style:name="co19" style:family="table-column">
      <style:table-column-properties fo:break-before="auto" style:column-width="1.7398in"/>
    </style:style>
    <style:style style:name="co20" style:family="table-column">
      <style:table-column-properties fo:break-before="auto" style:column-width="2.4728in"/>
    </style:style>
    <style:style style:name="co21" style:family="table-column">
      <style:table-column-properties fo:break-before="auto" style:column-width="1.5783in"/>
    </style:style>
    <style:style style:name="co22" style:family="table-column">
      <style:table-column-properties fo:break-before="auto" style:column-width="1.3035in"/>
    </style:style>
    <style:style style:name="co23" style:family="table-column">
      <style:table-column-properties fo:break-before="auto" style:column-width="1.4283in"/>
    </style:style>
    <style:style style:name="co24" style:family="table-column">
      <style:table-column-properties fo:break-before="auto" style:column-width="1.2201in"/>
    </style:style>
    <style:style style:name="co25" style:family="table-column">
      <style:table-column-properties fo:break-before="auto" style:column-width="2.4409in"/>
    </style:style>
    <style:style style:name="co26" style:family="table-column">
      <style:table-column-properties fo:break-before="auto" style:column-width="2.5319in"/>
    </style:style>
    <style:style style:name="co27" style:family="table-column">
      <style:table-column-properties fo:break-before="auto" style:column-width="0.898in"/>
    </style:style>
    <style:style style:name="co28" style:family="table-column">
      <style:table-column-properties fo:break-before="auto" style:column-width="1.7189in"/>
    </style:style>
    <style:style style:name="co29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2.2583in"/>
    </style:style>
    <style:style style:name="co31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1min_20_simulation">
      <style:table-properties table:display="true" style:writing-mode="lr-tb"/>
    </style:style>
    <style:style style:name="ta2" style:family="table" style:master-page-name="PageStyle_5f_10_20_sec_20_simulation">
      <style:table-properties table:display="true" style:writing-mode="lr-tb"/>
    </style:style>
    <style:style style:name="ta3" style:family="table" style:master-page-name="PageStyle_5f_89600_5f_cloud_5f_capacity">
      <style:table-properties table:display="true" style:writing-mode="lr-tb"/>
    </style:style>
    <style:style style:name="ta4" style:family="table" style:master-page-name="PageStyle_5f_2000_5f_simulation_5f_time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d8ce" style:rotation-align="none"/>
    </style:style>
    <style:style style:name="ce2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21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 style:data-style-name="N121">
      <style:table-cell-properties fo:background-color="#ffd8ce"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2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22">
      <style:table-cell-properties style:rotation-align="none"/>
    </style:style>
    <style:style style:name="ce10" style:family="table-cell" style:parent-style-name="Default" style:data-style-name="N122">
      <style:table-cell-properties fo:background-color="#ffff00" style:rotation-align="none"/>
    </style:style>
    <style:style style:name="ce11" style:family="table-cell" style:parent-style-name="Default" style:data-style-name="N153">
      <style:table-cell-properties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 style:data-style-name="N122">
      <style:table-cell-properties fo:background-color="transparent" style:rotation-align="none"/>
    </style:style>
    <style:style style:name="ce14" style:family="table-cell" style:parent-style-name="Default" style:data-style-name="N122">
      <style:table-cell-properties fo:background-color="#ffd8ce" style:rotation-align="none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ffd7"/>
    </style:style>
    <style:style style:name="ce17" style:family="table-cell" style:parent-style-name="Default">
      <style:table-cell-properties fo:background-color="#dee6ef"/>
    </style:style>
    <style:style style:name="ce18" style:family="table-cell" style:parent-style-name="Default">
      <style:table-cell-properties fo:background-color="#ffd7d7"/>
    </style:style>
    <style:style style:name="ce43" style:family="table-cell" style:parent-style-name="Default">
      <style:table-cell-properties fo:background-color="#afd095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81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53">
      <style:table-cell-properties fo:background-color="#ffffd7" style:rotation-align="none"/>
    </style:style>
    <style:style style:name="ce22" style:family="table-cell" style:parent-style-name="Default" style:data-style-name="N8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min simul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table:style-name="Default"/>
          <table:table-cell table:style-name="ce4" office:value-type="string" calcext:value-type="string">
            <text:p>1 area- 4 cameras_Router placement</text:p>
          </table:table-cell>
          <table:table-cell table:style-name="Default" table:number-columns-repeated="2"/>
          <table:table-cell table:style-name="ce4" office:value-type="string" calcext:value-type="string">
            <text:p>1 area- 8 cameras_Proxy placement</text:p>
          </table:table-cell>
          <table:table-cell table:style-name="Default" table:number-columns-repeated="2"/>
          <table:table-cell table:style-name="ce4" office:value-type="string" calcext:value-type="string">
            <text:p>1 area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Default"/>
          <table:table-cell table:style-name="ce6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80005767.3" calcext:value-type="float">
            <text:p>80,005,767.300</text:p>
          </table:table-cell>
          <table:table-cell office:value-type="float" office:value="80008226.74" calcext:value-type="float">
            <text:p>80,008,226.740</text:p>
          </table:table-cell>
          <table:table-cell office:value-type="float" office:value="80006956.39" calcext:value-type="float">
            <text:p>80,006,956.390</text:p>
          </table:table-cell>
          <table:table-cell table:style-name="Default"/>
          <table:table-cell table:style-name="ce7"/>
          <table:table-cell table:style-name="Default"/>
          <table:table-cell office:value-type="float" office:value="90915526.1220242" calcext:value-type="float">
            <text:p>90,915,526.122</text:p>
          </table:table-cell>
          <table:table-cell office:value-type="float" office:value="90931088.2831546" calcext:value-type="float">
            <text:p>90,931,088.283</text:p>
          </table:table-cell>
          <table:table-cell office:value-type="float" office:value="90925052.300223" calcext:value-type="float">
            <text:p>90,925,052.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5005998" calcext:value-type="float">
            <text:p>5,005,998.00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6292964.77" calcext:value-type="float">
            <text:p>6,292,964.77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20311537.5" calcext:value-type="float">
            <text:p>20,311,537.50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81246149.9" calcext:value-type="float">
            <text:p>81,246,149.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481" calcext:value-type="float">
            <text:p>1,481.000</text:p>
          </table:table-cell>
          <table:table-cell office:value-type="float" office:value="1639" calcext:value-type="float">
            <text:p>1,639.000</text:p>
          </table:table-cell>
          <table:table-cell office:value-type="float" office:value="1575.29" calcext:value-type="float">
            <text:p>1,575.290</text:p>
          </table:table-cell>
          <table:table-cell table:style-name="Default"/>
          <table:table-cell table:style-name="ce7"/>
          <table:table-cell table:style-name="Default"/>
          <table:table-cell office:value-type="float" office:value="8762" calcext:value-type="float">
            <text:p>8,762.000</text:p>
          </table:table-cell>
          <table:table-cell office:value-type="float" office:value="10304" calcext:value-type="float">
            <text:p>10,304.000</text:p>
          </table:table-cell>
          <table:table-cell office:value-type="float" office:value="9397.57142857143" calcext:value-type="float">
            <text:p>9,397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6" calcext:value-type="float">
            <text:p>5.360</text:p>
          </table:table-cell>
          <table:table-cell table:style-name="Default"/>
          <table:table-cell table:style-name="ce7"/>
          <table:table-cell table:style-name="Default"/>
          <table:table-cell office:value-type="float" office:value="106.442846832621" calcext:value-type="float">
            <text:p>106.443</text:p>
          </table:table-cell>
          <table:table-cell office:value-type="float" office:value="106.442852544406" calcext:value-type="float">
            <text:p>106.443</text:p>
          </table:table-cell>
          <table:table-cell office:value-type="float" office:value="106.442849026311" calcext:value-type="float">
            <text:p>106.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" calcext:value-type="float">
            <text:p>3.11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6" calcext:value-type="float">
            <text:p>2.960</text:p>
          </table:table-cell>
          <table:table-cell table:style-name="Default"/>
          <table:table-cell table:style-name="ce7"/>
          <table:table-cell table:style-name="Default"/>
          <table:table-cell office:value-type="float" office:value="0.122646077890075" calcext:value-type="float">
            <text:p>0.123</text:p>
          </table:table-cell>
          <table:table-cell office:value-type="float" office:value="0.130681792171583" calcext:value-type="float">
            <text:p>0.131</text:p>
          </table:table-cell>
          <table:table-cell office:value-type="float" office:value="0.126087902331958" calcext:value-type="float">
            <text:p>0.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" calcext:value-type="float">
            <text:p>0.110</text:p>
          </table:table-cell>
          <table:table-cell table:style-name="Default"/>
          <table:table-cell table:style-name="ce7"/>
          <table:table-cell table:style-name="Default"/>
          <table:table-cell office:value-type="float" office:value="0.110985023217236" calcext:value-type="float">
            <text:p>0.111</text:p>
          </table:table-cell>
          <table:table-cell office:value-type="float" office:value="0.176525620229552" calcext:value-type="float">
            <text:p>0.177</text:p>
          </table:table-cell>
          <table:table-cell office:value-type="float" office:value="0.149547126361655" calcext:value-type="float">
            <text:p>0.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3" calcext:value-type="float">
            <text:p>1.530</text:p>
          </table:table-cell>
          <table:table-cell table:style-name="Default"/>
          <table:table-cell table:style-name="ce7"/>
          <table:table-cell table:style-name="Default"/>
          <table:table-cell office:value-type="float" office:value="0.103549964421597" calcext:value-type="float">
            <text:p>0.104</text:p>
          </table:table-cell>
          <table:table-cell office:value-type="float" office:value="0.134104156164748" calcext:value-type="float">
            <text:p>0.134</text:p>
          </table:table-cell>
          <table:table-cell office:value-type="float" office:value="0.115851984118247" calcext:value-type="float">
            <text:p>0.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office:value-type="float" office:value="2.1" calcext:value-type="float">
            <text:p>2.10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121594.14" calcext:value-type="float">
            <text:p>121,594.140</text:p>
          </table:table-cell>
          <table:table-cell office:value-type="float" office:value="125080.94" calcext:value-type="float">
            <text:p>125,080.940</text:p>
          </table:table-cell>
          <table:table-cell office:value-type="float" office:value="123279.94" calcext:value-type="float">
            <text:p>123,279.940</text:p>
          </table:table-cell>
          <table:table-cell table:style-name="Default"/>
          <table:table-cell table:style-name="ce7"/>
          <table:table-cell table:style-name="Default"/>
          <table:table-cell office:value-type="float" office:value="15588593.9955543" calcext:value-type="float">
            <text:p>15,588,593.996</text:p>
          </table:table-cell>
          <table:table-cell office:value-type="float" office:value="15610656.8062691" calcext:value-type="float">
            <text:p>15,610,656.806</text:p>
          </table:table-cell>
          <table:table-cell office:value-type="float" office:value="15602099.4633793" calcext:value-type="float">
            <text:p>15,602,099.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1252.85" calcext:value-type="float">
            <text:p>11,252.850</text:p>
          </table:table-cell>
          <table:table-cell office:value-type="float" office:value="11473.85" calcext:value-type="float">
            <text:p>11,473.850</text:p>
          </table:table-cell>
          <table:table-cell office:value-type="float" office:value="11373.32" calcext:value-type="float">
            <text:p>11,373.320</text:p>
          </table:table-cell>
          <table:table-cell table:style-name="Default"/>
          <table:table-cell table:style-name="ce7"/>
          <table:table-cell table:style-name="Default"/>
          <table:table-cell table:number-columns-repeated="3" office:value-type="float" office:value="665059.186666667" calcext:value-type="float">
            <text:p>665,059.1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3]+[.B4]+[.B5]+[.B6]" office:value-type="float" office:value="111616267.57" calcext:value-type="float">
            <text:p>111,616,267.570</text:p>
          </table:table-cell>
          <table:table-cell table:style-name="ce3" table:formula="of:=[.C3]+[.C4]+[.C5]+[.C6]" office:value-type="float" office:value="111618727.01" calcext:value-type="float">
            <text:p>111,618,727.010</text:p>
          </table:table-cell>
          <table:table-cell table:style-name="ce5" table:formula="of:=[.D3]+[.D4]+[.D5]+[.D6]" office:value-type="float" office:value="111617456.66" calcext:value-type="float">
            <text:p>111,617,456.660</text:p>
          </table:table-cell>
          <table:table-cell table:style-name="ce1"/>
          <table:table-cell table:style-name="ce3"/>
          <table:table-cell table:style-name="ce1"/>
          <table:table-cell table:style-name="ce3" table:formula="of:=[.H3]+[.H4]+[.H5]+[.H6]" office:value-type="float" office:value="182173672.022024" calcext:value-type="float">
            <text:p>182,173,672.022</text:p>
          </table:table-cell>
          <table:table-cell table:style-name="ce3" table:formula="of:=[.I3]+[.I4]+[.I5]+[.I6]" office:value-type="float" office:value="182189234.183155" calcext:value-type="float">
            <text:p>182,189,234.183</text:p>
          </table:table-cell>
          <table:table-cell table:style-name="ce3" table:formula="of:=[.J3]+[.J4]+[.J5]+[.J6]" office:value-type="float" office:value="182183198.200223" calcext:value-type="float">
            <text:p>182,183,198.20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2 areas- 4 cameras_Router placement</text:p>
          </table:table-cell>
          <table:table-cell table:style-name="Default" table:number-columns-repeated="2"/>
          <table:table-cell table:style-name="ce4" office:value-type="string" calcext:value-type="string">
            <text:p>2 areas- 8 cameras_Cloud placement</text:p>
          </table:table-cell>
          <table:table-cell table:style-name="Default" table:number-columns-repeated="2"/>
          <table:table-cell table:style-name="ce4" office:value-type="string" calcext:value-type="string">
            <text:p>2 areas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80089508.425759" calcext:value-type="float">
            <text:p>80,089,508.426</text:p>
          </table:table-cell>
          <table:table-cell office:value-type="float" office:value="80099411.3579022" calcext:value-type="float">
            <text:p>80,099,411.358</text:p>
          </table:table-cell>
          <table:table-cell office:value-type="float" office:value="80094545.3609631" calcext:value-type="float">
            <text:p>80,094,545.361</text:p>
          </table:table-cell>
          <table:table-cell office:value-type="float" office:value="90918335.0975792" calcext:value-type="float">
            <text:p>90,918,335.098</text:p>
          </table:table-cell>
          <table:table-cell office:value-type="float" office:value="90937798.1658505" calcext:value-type="float">
            <text:p>90,937,798.166</text:p>
          </table:table-cell>
          <table:table-cell office:value-type="float" office:value="90929685.1898518" calcext:value-type="float">
            <text:p>90,929,685.190</text:p>
          </table:table-cell>
          <table:table-cell office:value-type="float" office:value="96402955.6836473" calcext:value-type="float">
            <text:p>96,402,955.684</text:p>
          </table:table-cell>
          <table:table-cell office:value-type="float" office:value="96407356.5696603" calcext:value-type="float">
            <text:p>96,407,356.570</text:p>
          </table:table-cell>
          <table:table-cell office:value-type="float" office:value="96404883.0509876" calcext:value-type="float">
            <text:p>96,404,883.0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12585929.6" calcext:value-type="float">
            <text:p>12,585,929.600</text:p>
          </table:table-cell>
          <table:table-cell table:number-columns-repeated="6" office:value-type="float" office:value="10011996" calcext:value-type="float">
            <text:p>10,011,996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40623075" calcext:value-type="float">
            <text:p>40,623,075.000</text:p>
          </table:table-cell>
          <table:table-cell table:number-columns-repeated="3" office:value-type="float" office:value="81246149.9" calcext:value-type="float">
            <text:p>81,246,149.900</text:p>
          </table:table-cell>
          <table:table-cell table:number-columns-repeated="3" office:value-type="float" office:value="162492300" calcext:value-type="float">
            <text:p>162,492,300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726" calcext:value-type="float">
            <text:p>2,726.000</text:p>
          </table:table-cell>
          <table:table-cell office:value-type="float" office:value="2927" calcext:value-type="float">
            <text:p>2,927.000</text:p>
          </table:table-cell>
          <table:table-cell office:value-type="float" office:value="2816.42857142857" calcext:value-type="float">
            <text:p>2,816.429</text:p>
          </table:table-cell>
          <table:table-cell office:value-type="float" office:value="8657" calcext:value-type="float">
            <text:p>8,657.000</text:p>
          </table:table-cell>
          <table:table-cell office:value-type="float" office:value="10502" calcext:value-type="float">
            <text:p>10,502.000</text:p>
          </table:table-cell>
          <table:table-cell office:value-type="float" office:value="9369.85714285714" calcext:value-type="float">
            <text:p>9,369.857</text:p>
          </table:table-cell>
          <table:table-cell office:value-type="float" office:value="16107" calcext:value-type="float">
            <text:p>16,107.000</text:p>
          </table:table-cell>
          <table:table-cell office:value-type="float" office:value="19704" calcext:value-type="float">
            <text:p>19,704.000</text:p>
          </table:table-cell>
          <table:table-cell office:value-type="float" office:value="18283.2857142857" calcext:value-type="float">
            <text:p>18,283.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784" calcext:value-type="float">
            <text:p>5.357</text:p>
          </table:table-cell>
          <table:table-cell office:value-type="float" office:value="106.442831636179" calcext:value-type="float">
            <text:p>106.443</text:p>
          </table:table-cell>
          <table:table-cell office:value-type="float" office:value="106.442854107078" calcext:value-type="float">
            <text:p>106.443</text:p>
          </table:table-cell>
          <table:table-cell office:value-type="float" office:value="106.442841702909" calcext:value-type="float">
            <text:p>106.443</text:p>
          </table:table-cell>
          <table:table-cell office:value-type="float" office:value="6652.01174326741" calcext:value-type="float">
            <text:p>6,652.012</text:p>
          </table:table-cell>
          <table:table-cell office:value-type="float" office:value="6652.03364072694" calcext:value-type="float">
            <text:p>6,652.034</text:p>
          </table:table-cell>
          <table:table-cell office:value-type="float" office:value="6652.02112997938" calcext:value-type="float">
            <text:p>6,652.0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55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122646077753704" calcext:value-type="float">
            <text:p>0.123</text:p>
          </table:table-cell>
          <table:table-cell office:value-type="float" office:value="0.157841862339048" calcext:value-type="float">
            <text:p>0.158</text:p>
          </table:table-cell>
          <table:table-cell office:value-type="float" office:value="0.133849975448178" calcext:value-type="float">
            <text:p>0.134</text:p>
          </table:table-cell>
          <table:table-cell office:value-type="float" office:value="0.12261904762272" calcext:value-type="float">
            <text:p>0.123</text:p>
          </table:table-cell>
          <table:table-cell office:value-type="float" office:value="0.157831101207208" calcext:value-type="float">
            <text:p>0.158</text:p>
          </table:table-cell>
          <table:table-cell office:value-type="float" office:value="0.142203460266082" calcext:value-type="float">
            <text:p>0.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1160714288417" calcext:value-type="float">
            <text:p>0.111</text:p>
          </table:table-cell>
          <table:table-cell office:value-type="float" office:value="0.110995340327198" calcext:value-type="float">
            <text:p>0.111</text:p>
          </table:table-cell>
          <table:table-cell office:value-type="float" office:value="0.16764826405227" calcext:value-type="float">
            <text:p>0.168</text:p>
          </table:table-cell>
          <table:table-cell office:value-type="float" office:value="0.146693865372313" calcext:value-type="float">
            <text:p>0.147</text:p>
          </table:table-cell>
          <table:table-cell office:value-type="float" office:value="0.120647316853091" calcext:value-type="float">
            <text:p>0.121</text:p>
          </table:table-cell>
          <table:table-cell office:value-type="float" office:value="0.193112507283758" calcext:value-type="float">
            <text:p>0.193</text:p>
          </table:table-cell>
          <table:table-cell office:value-type="float" office:value="0.15200132553677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103550065937452" calcext:value-type="float">
            <text:p>0.104</text:p>
          </table:table-cell>
          <table:table-cell office:value-type="float" office:value="0.148950619943977" calcext:value-type="float">
            <text:p>0.149</text:p>
          </table:table-cell>
          <table:table-cell office:value-type="float" office:value="0.120093859885838" calcext:value-type="float">
            <text:p>0.120</text:p>
          </table:table-cell>
          <table:table-cell office:value-type="float" office:value="0.103571428568102" calcext:value-type="float">
            <text:p>0.104</text:p>
          </table:table-cell>
          <table:table-cell office:value-type="float" office:value="0.151959930165122" calcext:value-type="float">
            <text:p>0.152</text:p>
          </table:table-cell>
          <table:table-cell office:value-type="float" office:value="0.130773628191151" calcext:value-type="float">
            <text:p>0.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240315.742859461" calcext:value-type="float">
            <text:p>240,315.743</text:p>
          </table:table-cell>
          <table:table-cell office:value-type="float" office:value="254355.342859524" calcext:value-type="float">
            <text:p>254,355.343</text:p>
          </table:table-cell>
          <table:table-cell office:value-type="float" office:value="247456.714288076" calcext:value-type="float">
            <text:p>247,456.714</text:p>
          </table:table-cell>
          <table:table-cell office:value-type="float" office:value="15592576.3406423" calcext:value-type="float">
            <text:p>15,592,576.341</text:p>
          </table:table-cell>
          <table:table-cell office:value-type="float" office:value="15620169.5513574" calcext:value-type="float">
            <text:p>15,620,169.551</text:p>
          </table:table-cell>
          <table:table-cell office:value-type="float" office:value="15608667.6107003" calcext:value-type="float">
            <text:p>15,608,667.611</text:p>
          </table:table-cell>
          <table:table-cell office:value-type="float" office:value="23368240.9688783" calcext:value-type="float">
            <text:p>23,368,240.969</text:p>
          </table:table-cell>
          <table:table-cell office:value-type="float" office:value="23374480.1996825" calcext:value-type="float">
            <text:p>23,374,480.200</text:p>
          </table:table-cell>
          <table:table-cell office:value-type="float" office:value="23370973.4390315" calcext:value-type="float">
            <text:p>23,370,973.4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22590.7066666667" calcext:value-type="float">
            <text:p>22,590.707</text:p>
          </table:table-cell>
          <table:table-cell office:value-type="float" office:value="22974.9733333333" calcext:value-type="float">
            <text:p>22,974.973</text:p>
          </table:table-cell>
          <table:table-cell office:value-type="float" office:value="22838.44" calcext:value-type="float">
            <text:p>22,838.440</text:p>
          </table:table-cell>
          <table:table-cell table:number-columns-repeated="3" office:value-type="float" office:value="665061.18" calcext:value-type="float">
            <text:p>665,061.180</text:p>
          </table:table-cell>
          <table:table-cell table:number-columns-repeated="3" office:value-type="float" office:value="1050278.54" calcext:value-type="float">
            <text:p>1,050,278.5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20]+[.B21]+[.B22]+[.B23]" office:value-type="float" office:value="138304511.025759" calcext:value-type="float">
            <text:p>138,304,511.026</text:p>
          </table:table-cell>
          <table:table-cell table:style-name="ce3" table:formula="of:=[.C20]+[.C21]+[.C22]+[.C23]" office:value-type="float" office:value="138314413.957902" calcext:value-type="float">
            <text:p>138,314,413.958</text:p>
          </table:table-cell>
          <table:table-cell table:style-name="ce3" table:formula="of:=[.D20]+[.D21]+[.D22]+[.D23]" office:value-type="float" office:value="138309547.960963" calcext:value-type="float">
            <text:p>138,309,547.961</text:p>
          </table:table-cell>
          <table:table-cell table:style-name="ce3" table:formula="of:=[.E20]+[.E21]+[.E22]+[.E23]" office:value-type="float" office:value="187182478.997579" calcext:value-type="float">
            <text:p>187,182,478.998</text:p>
          </table:table-cell>
          <table:table-cell table:style-name="ce3" table:formula="of:=[.F20]+[.F21]+[.F22]+[.F23]" office:value-type="float" office:value="187201942.065851" calcext:value-type="float">
            <text:p>187,201,942.066</text:p>
          </table:table-cell>
          <table:table-cell table:style-name="ce3" table:formula="of:=[.G20]+[.G21]+[.G22]+[.G23]" office:value-type="float" office:value="187193829.089852" calcext:value-type="float">
            <text:p>187,193,829.090</text:p>
          </table:table-cell>
          <table:table-cell table:style-name="ce3" table:formula="of:=[.H20]+[.H21]+[.H22]+[.H23]" office:value-type="float" office:value="273913249.683647" calcext:value-type="float">
            <text:p>273,913,249.684</text:p>
          </table:table-cell>
          <table:table-cell table:style-name="ce3" table:formula="of:=[.I20]+[.I21]+[.I22]+[.I23]" office:value-type="float" office:value="273917650.56966" calcext:value-type="float">
            <text:p>273,917,650.570</text:p>
          </table:table-cell>
          <table:table-cell table:style-name="ce3" table:formula="of:=[.J20]+[.J21]+[.J22]+[.J23]" office:value-type="float" office:value="273915177.050988" calcext:value-type="float">
            <text:p>273,915,177.051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4 areas- 4 cameras_Router placement</text:p>
          </table:table-cell>
          <table:table-cell table:style-name="Default" table:number-columns-repeated="2"/>
          <table:table-cell table:style-name="ce4" office:value-type="string" calcext:value-type="string">
            <text:p>4 areas- 8 cameras_Cloud placement</text:p>
          </table:table-cell>
          <table:table-cell table:style-name="Default" table:number-columns-repeated="2"/>
          <table:table-cell table:style-name="ce4" office:value-type="string" calcext:value-type="string">
            <text:p>4 areas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Avg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80255060.6846853" calcext:value-type="float">
            <text:p>80,255,060.685</text:p>
          </table:table-cell>
          <table:table-cell office:value-type="float" office:value="98826804.040051" calcext:value-type="float">
            <text:p>98,826,804.040</text:p>
          </table:table-cell>
          <table:table-cell office:value-type="float" office:value="85563039.6892793" calcext:value-type="float">
            <text:p>85,563,039.689</text:p>
          </table:table-cell>
          <table:table-cell office:value-type="float" office:value="96402437.3772994" calcext:value-type="float">
            <text:p>96,402,437.377</text:p>
          </table:table-cell>
          <table:table-cell office:value-type="float" office:value="96405347.9781295" calcext:value-type="float">
            <text:p>96,405,347.978</text:p>
          </table:table-cell>
          <table:table-cell office:value-type="float" office:value="96404002.7177475" calcext:value-type="float">
            <text:p>96,404,002.718</text:p>
          </table:table-cell>
          <table:table-cell table:style-name="ce7" office:value-type="float" office:value="96402564.3481982" calcext:value-type="float">
            <text:p>96,402,564.348</text:p>
          </table:table-cell>
          <table:table-cell table:style-name="ce7" office:value-type="float" office:value="96405497.5138421" calcext:value-type="float">
            <text:p>96,405,497.514</text:p>
          </table:table-cell>
          <table:table-cell table:style-name="ce7" office:value-type="float" office:value="96403966.684613" calcext:value-type="float">
            <text:p>96,403,966.6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office:value-type="float" office:value="5005998.00000003" calcext:value-type="float">
            <text:p>5,005,998.000</text:p>
          </table:table-cell>
          <table:table-cell table:number-columns-repeated="3" table:style-name="ce7" office:value-type="float" office:value="5005998.00000003" calcext:value-type="float">
            <text:p>5,005,998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office:value-type="float" office:value="25171859.1" calcext:value-type="float">
            <text:p>25,171,859.100</text:p>
          </table:table-cell>
          <table:table-cell table:number-columns-repeated="3" office:value-type="float" office:value="20023992" calcext:value-type="float">
            <text:p>20,023,992.000</text:p>
          </table:table-cell>
          <table:table-cell table:number-columns-repeated="3" table:style-name="ce7" office:value-type="float" office:value="20023992" calcext:value-type="float">
            <text:p>20,023,992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81246149.9" calcext:value-type="float">
            <text:p>81,246,149.900</text:p>
          </table:table-cell>
          <table:table-cell table:number-columns-repeated="3" office:value-type="float" office:value="162492300" calcext:value-type="float">
            <text:p>162,492,300.000</text:p>
          </table:table-cell>
          <table:table-cell table:number-columns-repeated="3" table:style-name="ce7" office:value-type="float" office:value="324984600" calcext:value-type="float">
            <text:p>324,984,600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5069" calcext:value-type="float">
            <text:p>5,069.000</text:p>
          </table:table-cell>
          <table:table-cell office:value-type="float" office:value="5265" calcext:value-type="float">
            <text:p>5,265.000</text:p>
          </table:table-cell>
          <table:table-cell office:value-type="float" office:value="5162.42857142857" calcext:value-type="float">
            <text:p>5,162.429</text:p>
          </table:table-cell>
          <table:table-cell office:value-type="float" office:value="16139" calcext:value-type="float">
            <text:p>16,139.000</text:p>
          </table:table-cell>
          <table:table-cell office:value-type="float" office:value="20013" calcext:value-type="float">
            <text:p>20,013.000</text:p>
          </table:table-cell>
          <table:table-cell office:value-type="float" office:value="18303.7142857143" calcext:value-type="float">
            <text:p>18,303.714</text:p>
          </table:table-cell>
          <table:table-cell table:style-name="ce7" office:value-type="float" office:value="22715" calcext:value-type="float">
            <text:p>22,715.000</text:p>
          </table:table-cell>
          <table:table-cell table:style-name="ce7" office:value-type="float" office:value="29660" calcext:value-type="float">
            <text:p>29,660.000</text:p>
          </table:table-cell>
          <table:table-cell table:style-name="ce7" office:value-type="float" office:value="27090.7142857143" calcext:value-type="float">
            <text:p>27,090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542" calcext:value-type="float">
            <text:p>5.357</text:p>
          </table:table-cell>
          <table:table-cell office:value-type="float" office:value="6652.01175069554" calcext:value-type="float">
            <text:p>6,652.012</text:p>
          </table:table-cell>
          <table:table-cell office:value-type="float" office:value="6652.03364110873" calcext:value-type="float">
            <text:p>6,652.034</text:p>
          </table:table-cell>
          <table:table-cell office:value-type="float" office:value="6652.02113012687" calcext:value-type="float">
            <text:p>6,652.021</text:p>
          </table:table-cell>
          <table:table-cell table:style-name="ce7" office:value-type="float" office:value="18338.9257756566" calcext:value-type="float">
            <text:p>18,338.926</text:p>
          </table:table-cell>
          <table:table-cell table:style-name="ce7" office:value-type="float" office:value="18338.9257913453" calcext:value-type="float">
            <text:p>18,338.926</text:p>
          </table:table-cell>
          <table:table-cell table:style-name="ce7" office:value-type="float" office:value="18338.9257841224" calcext:value-type="float">
            <text:p>18,338.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55" calcext:value-type="float">
            <text:p>3.110</text:p>
          </table:table-cell>
          <table:table-cell table:number-columns-repeated="3" office:value-type="float" office:value="105.130000000001" calcext:value-type="float">
            <text:p>105.130</text:p>
          </table:table-cell>
          <table:table-cell table:number-columns-repeated="3" table:style-name="ce7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122619061956218" calcext:value-type="float">
            <text:p>0.123</text:p>
          </table:table-cell>
          <table:table-cell office:value-type="float" office:value="0.161309638477888" calcext:value-type="float">
            <text:p>0.161</text:p>
          </table:table-cell>
          <table:table-cell office:value-type="float" office:value="0.143465706424745" calcext:value-type="float">
            <text:p>0.143</text:p>
          </table:table-cell>
          <table:table-cell table:style-name="ce7" office:value-type="float" office:value="0.155952380955569" calcext:value-type="float">
            <text:p>.156</text:p>
          </table:table-cell>
          <table:table-cell table:style-name="ce7" office:value-type="float" office:value="0.157831102089054" calcext:value-type="float">
            <text:p>.158</text:p>
          </table:table-cell>
          <table:table-cell table:style-name="ce7" office:value-type="float" office:value="0.156489224218824" calcext:value-type="float">
            <text:p>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office:value-type="float" office:value="0.111160714288417" calcext:value-type="float">
            <text:p>0.111</text:p>
          </table:table-cell>
          <table:table-cell office:value-type="float" office:value="13.2526060434067" calcext:value-type="float">
            <text:p>13.253</text:p>
          </table:table-cell>
          <table:table-cell office:value-type="float" office:value="3.86585937975078" calcext:value-type="float">
            <text:p>3.866</text:p>
          </table:table-cell>
          <table:table-cell office:value-type="float" office:value="0.138326747817657" calcext:value-type="float">
            <text:p>0.138</text:p>
          </table:table-cell>
          <table:table-cell office:value-type="float" office:value="0.20910127053687" calcext:value-type="float">
            <text:p>0.209</text:p>
          </table:table-cell>
          <table:table-cell office:value-type="float" office:value="0.174534661661337" calcext:value-type="float">
            <text:p>0.175</text:p>
          </table:table-cell>
          <table:table-cell table:style-name="ce7" office:value-type="float" office:value="0.114816860036636" calcext:value-type="float">
            <text:p>.115</text:p>
          </table:table-cell>
          <table:table-cell table:style-name="ce7" office:value-type="float" office:value="0.183399878748385" calcext:value-type="float">
            <text:p>.183</text:p>
          </table:table-cell>
          <table:table-cell table:style-name="ce7" office:value-type="float" office:value="0.156016147722246" calcext:value-type="float">
            <text:p>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103571407280719" calcext:value-type="float">
            <text:p>0.104</text:p>
          </table:table-cell>
          <table:table-cell office:value-type="float" office:value="0.157142686837947" calcext:value-type="float">
            <text:p>0.157</text:p>
          </table:table-cell>
          <table:table-cell office:value-type="float" office:value="0.132254430830211" calcext:value-type="float">
            <text:p>0.132</text:p>
          </table:table-cell>
          <table:table-cell table:style-name="ce7" office:value-type="float" office:value="0.149082727461774" calcext:value-type="float">
            <text:p>.149</text:p>
          </table:table-cell>
          <table:table-cell table:style-name="ce7" office:value-type="float" office:value="0.152483429224471" calcext:value-type="float">
            <text:p>.152</text:p>
          </table:table-cell>
          <table:table-cell table:style-name="ce7" office:value-type="float" office:value="0.151212687824504" calcext:value-type="float">
            <text:p>.1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office:value-type="float" office:value="2.09999999999854" calcext:value-type="float">
            <text:p>2.100</text:p>
          </table:table-cell>
          <table:table-cell table:number-columns-repeated="3" table:style-name="ce7" office:value-type="float" office:value="2.09999999999854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475022.742861679" calcext:value-type="float">
            <text:p>475,022.743</text:p>
          </table:table-cell>
          <table:table-cell office:value-type="float" office:value="26804582.9428568" calcext:value-type="float">
            <text:p>26,804,582.943</text:p>
          </table:table-cell>
          <table:table-cell office:value-type="float" office:value="8000258.80000322" calcext:value-type="float">
            <text:p>8,000,258.800</text:p>
          </table:table-cell>
          <table:table-cell office:value-type="float" office:value="23367506.1548155" calcext:value-type="float">
            <text:p>23,367,506.155</text:p>
          </table:table-cell>
          <table:table-cell office:value-type="float" office:value="23371632.5762444" calcext:value-type="float">
            <text:p>23,371,632.576</text:p>
          </table:table-cell>
          <table:table-cell office:value-type="float" office:value="23369725.3716526" calcext:value-type="float">
            <text:p>23,369,725.372</text:p>
          </table:table-cell>
          <table:table-cell table:style-name="ce7" office:value-type="float" office:value="23367686.1641906" calcext:value-type="float">
            <text:p>23,367,686.164</text:p>
          </table:table-cell>
          <table:table-cell table:style-name="ce7" office:value-type="float" office:value="23371844.5762441" calcext:value-type="float">
            <text:p>23,371,844.576</text:p>
          </table:table-cell>
          <table:table-cell table:style-name="ce7" office:value-type="float" office:value="23369674.2867034" calcext:value-type="float">
            <text:p>23,369,674.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45079.4133333333" calcext:value-type="float">
            <text:p>45,079.413</text:p>
          </table:table-cell>
          <table:table-cell office:value-type="float" office:value="45606.48" calcext:value-type="float">
            <text:p>45,606.480</text:p>
          </table:table-cell>
          <table:table-cell office:value-type="float" office:value="45387.8609523809" calcext:value-type="float">
            <text:p>45,387.861</text:p>
          </table:table-cell>
          <table:table-cell table:number-columns-repeated="3" office:value-type="float" office:value="1050282.52666667" calcext:value-type="float">
            <text:p>1,050,282.527</text:p>
          </table:table-cell>
          <table:table-cell table:number-columns-repeated="3" table:style-name="ce7" office:value-type="float" office:value="1101497.24666667" calcext:value-type="float">
            <text:p>1,101,497.2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3" table:formula="of:=[.B37]+[.B38]+[.B39]+[.B40]" office:value-type="float" office:value="191679067.684685" calcext:value-type="float">
            <text:p>191,679,067.685</text:p>
          </table:table-cell>
          <table:table-cell table:style-name="ce3" table:formula="of:=[.C37]+[.C38]+[.C39]+[.C40]" office:value-type="float" office:value="210250811.040051" calcext:value-type="float">
            <text:p>210,250,811.040</text:p>
          </table:table-cell>
          <table:table-cell table:style-name="ce3" table:formula="of:=[.D37]+[.D38]+[.D39]+[.D40]" office:value-type="float" office:value="196987046.689279" calcext:value-type="float">
            <text:p>196,987,046.689</text:p>
          </table:table-cell>
          <table:table-cell table:style-name="ce3" table:formula="of:=[.E37]+[.E38]+[.E39]+[.E40]" office:value-type="float" office:value="283924727.377299" calcext:value-type="float">
            <text:p>283,924,727.377</text:p>
          </table:table-cell>
          <table:table-cell table:style-name="ce3" table:formula="of:=[.F37]+[.F38]+[.F39]+[.F40]" office:value-type="float" office:value="283927637.97813" calcext:value-type="float">
            <text:p>283,927,637.978</text:p>
          </table:table-cell>
          <table:table-cell table:style-name="ce3" table:formula="of:=[.G37]+[.G38]+[.G39]+[.G40]" office:value-type="float" office:value="283926292.717747" calcext:value-type="float">
            <text:p>283,926,292.718</text:p>
          </table:table-cell>
          <table:table-cell table:style-name="ce3" table:formula="of:=[.H37]+[.H38]+[.H39]+[.H40]" office:value-type="float" office:value="446417154.348198" calcext:value-type="float">
            <text:p>446,417,154.348</text:p>
          </table:table-cell>
          <table:table-cell table:style-name="ce3" table:formula="of:=[.I37]+[.I38]+[.I39]+[.I40]" office:value-type="float" office:value="446420087.513842" calcext:value-type="float">
            <text:p>446,420,087.514</text:p>
          </table:table-cell>
          <table:table-cell table:style-name="ce3" table:formula="of:=[.J37]+[.J38]+[.J39]+[.J40]" office:value-type="float" office:value="446418556.684613" calcext:value-type="float">
            <text:p>446,418,556.685</text:p>
          </table:table-cell>
          <table:table-cell table:number-columns-repeated="1014"/>
        </table:table-row>
      </table:table>
      <table:table table:name="10 sec simulation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Default"/>
        <table:table-column table:style-name="co23" table:default-cell-style-name="Default"/>
        <table:table-column table:style-name="co12" table:number-columns-repeated="1012" table:default-cell-style-name="Default"/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 calcext:value-type="string">
            <text:p>1 area- 4 cameras_Router placement</text:p>
          </table:table-cell>
          <table:table-cell table:number-columns-repeated="2"/>
          <table:table-cell table:style-name="ce4" office:value-type="string" calcext:value-type="string">
            <text:p>1 area- 8 cameras_Proxy placement</text:p>
          </table:table-cell>
          <table:table-cell/>
          <table:table-cell table:style-name="Default"/>
          <table:table-cell table:style-name="ce4" office:value-type="string" calcext:value-type="string">
            <text:p>1 area- 16 cameras_Cloud placement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9"/>
          <table:table-cell table:style-name="ce2" office:value-type="string" calcext:value-type="string">
            <text:p>10 second- 1 time simulation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35372.090051" calcext:value-type="float">
            <text:p>13,335,372.090</text:p>
          </table:table-cell>
          <table:table-cell table:style-name="ce2" office:value-type="float" office:value="13337235.7846939" calcext:value-type="float">
            <text:p>13,337,235.785</text:p>
          </table:table-cell>
          <table:table-cell table:style-name="ce2" office:value-type="float" office:value="13336357.5344388" calcext:value-type="float">
            <text:p>13,336,357.534</text:p>
          </table:table-cell>
          <table:table-cell table:style-name="ce9"/>
          <table:table-cell table:style-name="ce2" office:value-type="float" office:value="13333073.531229" calcext:value-type="float">
            <text:p>13,333,073.531</text:p>
          </table:table-cell>
          <table:table-cell table:style-name="ce9"/>
          <table:table-cell office:value-type="float" office:value="15131515.7945309" calcext:value-type="float">
            <text:p>15,131,515.795</text:p>
          </table:table-cell>
          <table:table-cell office:value-type="float" office:value="15139332.8416968" calcext:value-type="float">
            <text:p>15,139,332.842</text:p>
          </table:table-cell>
          <table:table-cell office:value-type="float" office:value="15134930.6907867" calcext:value-type="float">
            <text:p>15,134,930.6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table:style-name="ce2" office:value-type="float" office:value="834332.999999999" calcext:value-type="float">
            <text:p>834,333.000</text:p>
          </table:table-cell>
          <table:table-cell table:style-name="ce9"/>
          <table:table-cell table:style-name="ce2" office:value-type="float" office:value="1073390.00000006" calcext:value-type="float">
            <text:p>1,073,390.000</text:p>
          </table:table-cell>
          <table:table-cell table:style-name="ce9"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table:style-name="ce2" office:value-type="float" office:value="1048958.3746" calcext:value-type="float">
            <text:p>1,048,958.375</text:p>
          </table:table-cell>
          <table:table-cell table:style-name="ce9"/>
          <table:table-cell table:style-name="ce2" office:value-type="float" office:value="834332.999999999" calcext:value-type="float">
            <text:p>834,333.000</text:p>
          </table:table-cell>
          <table:table-cell table:style-name="ce9"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3385797.48" calcext:value-type="float">
            <text:p>3,385,797.480</text:p>
          </table:table-cell>
          <table:table-cell table:style-name="ce9"/>
          <table:table-cell table:style-name="ce2" office:value-type="float" office:value="6771594.97" calcext:value-type="float">
            <text:p>6,771,594.970</text:p>
          </table:table-cell>
          <table:table-cell table:style-name="ce9"/>
          <table:table-cell table:number-columns-repeated="3" office:value-type="float" office:value="13543189.9" calcext:value-type="float">
            <text:p>13,543,189.9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494" calcext:value-type="float">
            <text:p>494.000</text:p>
          </table:table-cell>
          <table:table-cell table:style-name="ce2" office:value-type="float" office:value="557" calcext:value-type="float">
            <text:p>557.000</text:p>
          </table:table-cell>
          <table:table-cell table:style-name="ce2" office:value-type="float" office:value="524.142857142857" calcext:value-type="float">
            <text:p>524.143</text:p>
          </table:table-cell>
          <table:table-cell table:style-name="ce9"/>
          <table:table-cell table:style-name="ce2" office:value-type="float" office:value="21494613" calcext:value-type="float">
            <text:p>21,494,613.000</text:p>
          </table:table-cell>
          <table:table-cell table:style-name="ce9"/>
          <table:table-cell office:value-type="float" office:value="1805" calcext:value-type="float">
            <text:p>1,805.000</text:p>
          </table:table-cell>
          <table:table-cell office:value-type="float" office:value="1943" calcext:value-type="float">
            <text:p>1,943.000</text:p>
          </table:table-cell>
          <table:table-cell office:value-type="float" office:value="1867.57142857143" calcext:value-type="float">
            <text:p>1,867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382" calcext:value-type="float">
            <text:p>5.357</text:p>
          </table:table-cell>
          <table:table-cell table:style-name="ce9"/>
          <table:table-cell table:style-name="ce2" office:value-type="float" office:value="3108.30216346957" calcext:value-type="float">
            <text:p>3,108.302</text:p>
          </table:table-cell>
          <table:table-cell table:style-name="ce9"/>
          <table:table-cell office:value-type="float" office:value="106.442540653388" calcext:value-type="float">
            <text:p>106.443</text:p>
          </table:table-cell>
          <table:table-cell office:value-type="float" office:value="106.442590595924" calcext:value-type="float">
            <text:p>106.443</text:p>
          </table:table-cell>
          <table:table-cell office:value-type="float" office:value="106.442570193136" calcext:value-type="float">
            <text:p>106.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style-name="ce9"/>
          <table:table-cell table:style-name="ce2" office:value-type="float" office:value="5.12000000000054" calcext:value-type="float">
            <text:p>5.120</text:p>
          </table:table-cell>
          <table:table-cell table:style-name="ce9"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9"/>
          <table:table-cell table:style-name="ce2" office:value-type="float" office:value="6113.75614812756" calcext:value-type="float">
            <text:p>6,113.756</text:p>
          </table:table-cell>
          <table:table-cell table:style-name="ce9"/>
          <table:table-cell office:value-type="float" office:value="0.122629916513365" calcext:value-type="float">
            <text:p>0.123</text:p>
          </table:table-cell>
          <table:table-cell office:value-type="float" office:value="0.122646078479105" calcext:value-type="float">
            <text:p>0.123</text:p>
          </table:table-cell>
          <table:table-cell office:value-type="float" office:value="0.122641460510149" calcext:value-type="float">
            <text:p>0.1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9"/>
          <table:table-cell table:style-name="ce2" office:value-type="float" office:value="0.111160714286598" calcext:value-type="float">
            <text:p>0.111</text:p>
          </table:table-cell>
          <table:table-cell table:style-name="ce9"/>
          <table:table-cell office:value-type="float" office:value="0.115956746651473" calcext:value-type="float">
            <text:p>0.116</text:p>
          </table:table-cell>
          <table:table-cell office:value-type="float" office:value="0.199186176596919" calcext:value-type="float">
            <text:p>0.199</text:p>
          </table:table-cell>
          <table:table-cell office:value-type="float" office:value="0.15191430995759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9"/>
          <table:table-cell table:style-name="ce2" office:value-type="float" office:value="5.89803446868099" calcext:value-type="float">
            <text:p>5.898</text:p>
          </table:table-cell>
          <table:table-cell table:style-name="ce9"/>
          <table:table-cell office:value-type="float" office:value="0.103526353510403" calcext:value-type="float">
            <text:p>0.104</text:p>
          </table:table-cell>
          <table:table-cell office:value-type="float" office:value="0.103637259208572" calcext:value-type="float">
            <text:p>0.104</text:p>
          </table:table-cell>
          <table:table-cell office:value-type="float" office:value="0.10356820559646" calcext:value-type="float">
            <text:p>0.1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table:style-name="ce2" office:value-type="float" office:value="2.10000000000036" calcext:value-type="float">
            <text:p>2.100</text:p>
          </table:table-cell>
          <table:table-cell table:style-name="ce9"/>
          <table:table-cell table:style-name="ce2" office:value-type="float" office:value="2.10000000000036" calcext:value-type="float">
            <text:p>2.100</text:p>
          </table:table-cell>
          <table:table-cell table:style-name="ce9"/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21793.3428571635" calcext:value-type="float">
            <text:p>21,793.343</text:p>
          </table:table-cell>
          <table:table-cell table:style-name="ce2" office:value-type="float" office:value="24435.5428571756" calcext:value-type="float">
            <text:p>24,435.543</text:p>
          </table:table-cell>
          <table:table-cell table:style-name="ce2" office:value-type="float" office:value="23190.4285714546" calcext:value-type="float">
            <text:p>23,190.429</text:p>
          </table:table-cell>
          <table:table-cell table:style-name="ce9"/>
          <table:table-cell table:style-name="ce2" office:value-type="float" office:value="18534.6265524832" calcext:value-type="float">
            <text:p>18,534.627</text:p>
          </table:table-cell>
          <table:table-cell table:style-name="ce9"/>
          <table:table-cell office:value-type="float" office:value="2568224.92388447" calcext:value-type="float">
            <text:p>2,568,224.924</text:p>
          </table:table-cell>
          <table:table-cell office:value-type="float" office:value="2579307.31986655" calcext:value-type="float">
            <text:p>2,579,307.320</text:p>
          </table:table-cell>
          <table:table-cell office:value-type="float" office:value="2573066.29579138" calcext:value-type="float">
            <text:p>2,573,066.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10738.32" calcext:value-type="float">
            <text:p>10,738.320</text:p>
          </table:table-cell>
          <table:table-cell table:style-name="ce2" office:value-type="float" office:value="11574.72" calcext:value-type="float">
            <text:p>11,574.720</text:p>
          </table:table-cell>
          <table:table-cell table:style-name="ce2" office:value-type="float" office:value="11076.4342857143" calcext:value-type="float">
            <text:p>11,076.434</text:p>
          </table:table-cell>
          <table:table-cell table:style-name="ce9"/>
          <table:table-cell table:style-name="ce2" office:value-type="float" office:value="18684.22" calcext:value-type="float">
            <text:p>18,684.220</text:p>
          </table:table-cell>
          <table:table-cell table:style-name="ce9"/>
          <table:table-cell table:number-columns-repeated="3" office:value-type="float" office:value="661665.12" calcext:value-type="float">
            <text:p>661,665.1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formula="of:=[.B4]+[.B5]+[.B6]+[.B7]" office:value-type="float" office:value="18604460.944651" calcext:value-type="float">
            <text:p>18,604,460.945</text:p>
          </table:table-cell>
          <table:table-cell table:style-name="ce8" table:formula="of:=[.C4]+[.C5]+[.C6]+[.C7]" office:value-type="float" office:value="18606324.6392939" calcext:value-type="float">
            <text:p>18,606,324.639</text:p>
          </table:table-cell>
          <table:table-cell table:style-name="ce14" table:formula="of:=[.D4]+[.D5]+[.D6]+[.D7]" office:value-type="float" office:value="18605446.3890388" calcext:value-type="float">
            <text:p>18,605,446.389</text:p>
          </table:table-cell>
          <table:table-cell table:style-name="ce14"/>
          <table:table-cell table:style-name="ce8" table:formula="of:=[.F4]+[.F5]+[.F6]+[.F7]" office:value-type="float" office:value="22012391.5012291" calcext:value-type="float">
            <text:p>22,012,391.501</text:p>
          </table:table-cell>
          <table:table-cell table:style-name="ce14"/>
          <table:table-cell table:style-name="ce8" table:formula="of:=[.H4]+[.H5]+[.H6]+[.H7]" office:value-type="float" office:value="30343371.6945309" calcext:value-type="float">
            <text:p>30,343,371.695</text:p>
          </table:table-cell>
          <table:table-cell table:style-name="ce8" table:formula="of:=[.I4]+[.I5]+[.I6]+[.I7]" office:value-type="float" office:value="30351188.7416968" calcext:value-type="float">
            <text:p>30,351,188.742</text:p>
          </table:table-cell>
          <table:table-cell table:style-name="ce8" table:formula="of:=[.J4]+[.J5]+[.J6]+[.J7]" office:value-type="float" office:value="30346786.5907867" calcext:value-type="float">
            <text:p>30,346,786.591</text:p>
          </table:table-cell>
          <table:table-cell table:number-columns-repeated="1014"/>
        </table:table-row>
        <table:table-row table:style-name="ro1">
          <table:table-cell/>
          <table:table-cell table:style-name="ce9" table:number-columns-repeated="9"/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2 areas- 4 cameras_Router placement</text:p>
          </table:table-cell>
          <table:table-cell table:style-name="ce9" table:number-columns-repeated="2"/>
          <table:table-cell table:style-name="ce10" office:value-type="string" calcext:value-type="string">
            <text:p>2 areas- 8 cameras_Cloud placement</text:p>
          </table:table-cell>
          <table:table-cell table:style-name="ce9" table:number-columns-repeated="2"/>
          <table:table-cell table:style-name="ce10" office:value-type="string" calcext:value-type="string">
            <text:p>2 areas- 16 cameras_Cloud placement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49282.2971939" calcext:value-type="float">
            <text:p>13,349,282.297</text:p>
          </table:table-cell>
          <table:table-cell table:style-name="ce2" office:value-type="float" office:value="13357359.4829082" calcext:value-type="float">
            <text:p>13,357,359.483</text:p>
          </table:table-cell>
          <table:table-cell table:style-name="ce2" office:value-type="float" office:value="13351956.5479592" calcext:value-type="float">
            <text:p>13,351,956.548</text:p>
          </table:table-cell>
          <table:table-cell table:style-name="ce2" office:value-type="float" office:value="15132812.226789" calcext:value-type="float">
            <text:p>15,132,812.227</text:p>
          </table:table-cell>
          <table:table-cell table:style-name="ce2" office:value-type="float" office:value="15143452.4019965" calcext:value-type="float">
            <text:p>15,143,452.402</text:p>
          </table:table-cell>
          <table:table-cell table:style-name="ce2" office:value-type="float" office:value="15137757.9995984" calcext:value-type="float">
            <text:p>15,137,758.000</text:p>
          </table:table-cell>
          <table:table-cell office:value-type="float" office:value="16032777.6350745" calcext:value-type="float">
            <text:p>16,032,777.635</text:p>
          </table:table-cell>
          <table:table-cell office:value-type="float" office:value="16034285.1323904" calcext:value-type="float">
            <text:p>16,034,285.132</text:p>
          </table:table-cell>
          <table:table-cell office:value-type="float" office:value="16033480.577494" calcext:value-type="float">
            <text:p>16,033,480.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table:style-name="ce2" office:value-type="float" office:value="834332.999999999" calcext:value-type="float">
            <text:p>834,333.000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table:style-name="ce2" office:value-type="float" office:value="2097916.75" calcext:value-type="float">
            <text:p>2,097,916.750</text:p>
          </table:table-cell>
          <table:table-cell table:number-columns-repeated="3" table:style-name="ce2" office:value-type="float" office:value="1668666" calcext:value-type="float">
            <text:p>1,668,666.000</text:p>
          </table:table-cell>
          <table:table-cell table:number-columns-repeated="3" office:value-type="float" office:value="1668666" calcext:value-type="float">
            <text:p>1,668,666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6771594.97" calcext:value-type="float">
            <text:p>6,771,594.970</text:p>
          </table:table-cell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3" office:value-type="float" office:value="27086379.8" calcext:value-type="float">
            <text:p>27,086,379.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750" calcext:value-type="float">
            <text:p>750.000</text:p>
          </table:table-cell>
          <table:table-cell table:style-name="ce2" office:value-type="float" office:value="867" calcext:value-type="float">
            <text:p>867.000</text:p>
          </table:table-cell>
          <table:table-cell table:style-name="ce2" office:value-type="float" office:value="791.571428571429" calcext:value-type="float">
            <text:p>791.571</text:p>
          </table:table-cell>
          <table:table-cell table:style-name="ce2" office:value-type="float" office:value="1815" calcext:value-type="float">
            <text:p>1,815.000</text:p>
          </table:table-cell>
          <table:table-cell table:style-name="ce2" office:value-type="float" office:value="1889" calcext:value-type="float">
            <text:p>1,889.000</text:p>
          </table:table-cell>
          <table:table-cell table:style-name="ce2" office:value-type="float" office:value="1853.71428571429" calcext:value-type="float">
            <text:p>1,853.714</text:p>
          </table:table-cell>
          <table:table-cell office:value-type="float" office:value="3062" calcext:value-type="float">
            <text:p>3,062.000</text:p>
          </table:table-cell>
          <table:table-cell office:value-type="float" office:value="4042" calcext:value-type="float">
            <text:p>4,042.000</text:p>
          </table:table-cell>
          <table:table-cell office:value-type="float" office:value="3392.85714285714" calcext:value-type="float">
            <text:p>3,392.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375" calcext:value-type="float">
            <text:p>5.357</text:p>
          </table:table-cell>
          <table:table-cell table:style-name="ce2" office:value-type="float" office:value="106.442536483949" calcext:value-type="float">
            <text:p>106.443</text:p>
          </table:table-cell>
          <table:table-cell table:style-name="ce2" office:value-type="float" office:value="106.442611924051" calcext:value-type="float">
            <text:p>106.443</text:p>
          </table:table-cell>
          <table:table-cell table:style-name="ce2" office:value-type="float" office:value="106.442568194491" calcext:value-type="float">
            <text:p>106.443</text:p>
          </table:table-cell>
          <table:table-cell office:value-type="float" office:value="1183.26176461993" calcext:value-type="float">
            <text:p>1,183.262</text:p>
          </table:table-cell>
          <table:table-cell office:value-type="float" office:value="1183.28361716184" calcext:value-type="float">
            <text:p>1,183.284</text:p>
          </table:table-cell>
          <table:table-cell office:value-type="float" office:value="1183.27114572349" calcext:value-type="float">
            <text:p>1,183.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30260269072" calcext:value-type="float">
            <text:p>0.123</text:p>
          </table:table-cell>
          <table:table-cell table:style-name="ce2" office:value-type="float" office:value="0.156449091280025" calcext:value-type="float">
            <text:p>0.156</text:p>
          </table:table-cell>
          <table:table-cell table:style-name="ce2" office:value-type="float" office:value="0.132299562418559" calcext:value-type="float">
            <text:p>0.132</text:p>
          </table:table-cell>
          <table:table-cell office:value-type="float" office:value="0.122619047619689" calcext:value-type="float">
            <text:p>0.123</text:p>
          </table:table-cell>
          <table:table-cell office:value-type="float" office:value="0.15784577869309" calcext:value-type="float">
            <text:p>0.158</text:p>
          </table:table-cell>
          <table:table-cell office:value-type="float" office:value="0.142358606044779" calcext:value-type="float">
            <text:p>0.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2" office:value-type="float" office:value="0.103021510690507" calcext:value-type="float">
            <text:p>0.103</text:p>
          </table:table-cell>
          <table:table-cell table:style-name="ce2" office:value-type="float" office:value="0.199785243779821" calcext:value-type="float">
            <text:p>0.200</text:p>
          </table:table-cell>
          <table:table-cell table:style-name="ce2" office:value-type="float" office:value="0.157203845183838" calcext:value-type="float">
            <text:p>0.157</text:p>
          </table:table-cell>
          <table:table-cell office:value-type="float" office:value="0.116775580613045" calcext:value-type="float">
            <text:p>0.117</text:p>
          </table:table-cell>
          <table:table-cell office:value-type="float" office:value="0.206226729568368" calcext:value-type="float">
            <text:p>0.206</text:p>
          </table:table-cell>
          <table:table-cell office:value-type="float" office:value="0.164058699486157" calcext:value-type="float">
            <text:p>0.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3525842254061" calcext:value-type="float">
            <text:p>0.104</text:p>
          </table:table-cell>
          <table:table-cell table:style-name="ce2" office:value-type="float" office:value="0.151066807012724" calcext:value-type="float">
            <text:p>0.151</text:p>
          </table:table-cell>
          <table:table-cell table:style-name="ce2" office:value-type="float" office:value="0.117318849742081" calcext:value-type="float">
            <text:p>0.117</text:p>
          </table:table-cell>
          <table:table-cell office:value-type="float" office:value="0.102176339244454" calcext:value-type="float">
            <text:p>0.102</text:p>
          </table:table-cell>
          <table:table-cell office:value-type="float" office:value="0.154423304967055" calcext:value-type="float">
            <text:p>0.154</text:p>
          </table:table-cell>
          <table:table-cell office:value-type="float" office:value="0.131075738413147" calcext:value-type="float">
            <text:p>0.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table:style-name="ce2" office:value-type="float" office:value="2.10000000000036" calcext:value-type="float">
            <text:p>2.100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41514.1428571907" calcext:value-type="float">
            <text:p>41,514.143</text:p>
          </table:table-cell>
          <table:table-cell table:style-name="ce2" office:value-type="float" office:value="52965.3428571885" calcext:value-type="float">
            <text:p>52,965.343</text:p>
          </table:table-cell>
          <table:table-cell table:style-name="ce2" office:value-type="float" office:value="45305.4857143335" calcext:value-type="float">
            <text:p>45,305.486</text:p>
          </table:table-cell>
          <table:table-cell table:style-name="ce2" office:value-type="float" office:value="2570062.90379475" calcext:value-type="float">
            <text:p>2,570,062.904</text:p>
          </table:table-cell>
          <table:table-cell table:style-name="ce2" office:value-type="float" office:value="2585147.70915198" calcext:value-type="float">
            <text:p>2,585,147.709</text:p>
          </table:table-cell>
          <table:table-cell table:style-name="ce2" office:value-type="float" office:value="2577074.6323346" calcext:value-type="float">
            <text:p>2,577,074.632</text:p>
          </table:table-cell>
          <table:table-cell office:value-type="float" office:value="3845963.22946086" calcext:value-type="float">
            <text:p>3,845,963.229</text:p>
          </table:table-cell>
          <table:table-cell office:value-type="float" office:value="3848100.44084547" calcext:value-type="float">
            <text:p>3,848,100.441</text:p>
          </table:table-cell>
          <table:table-cell office:value-type="float" office:value="3846959.8060556" calcext:value-type="float">
            <text:p>3,846,959.8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22251.84" calcext:value-type="float">
            <text:p>22,251.840</text:p>
          </table:table-cell>
          <table:table-cell table:style-name="ce2" office:value-type="float" office:value="23129.04" calcext:value-type="float">
            <text:p>23,129.040</text:p>
          </table:table-cell>
          <table:table-cell table:style-name="ce2" office:value-type="float" office:value="22648.24" calcext:value-type="float">
            <text:p>22,648.240</text:p>
          </table:table-cell>
          <table:table-cell table:number-columns-repeated="3" table:style-name="ce2" office:value-type="float" office:value="661667.08" calcext:value-type="float">
            <text:p>661,667.080</text:p>
          </table:table-cell>
          <table:table-cell table:number-columns-repeated="3" office:value-type="float" office:value="1044811.24" calcext:value-type="float">
            <text:p>1,044,811.2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21]+[.D22]+[.D23]+[.D24]" office:value-type="float" office:value="23055801.2679592" calcext:value-type="float">
            <text:p>23,055,801.268</text:p>
          </table:table-cell>
          <table:table-cell table:style-name="ce8" table:number-columns-repeated="2"/>
          <table:table-cell table:style-name="ce8" table:formula="of:=[.G21]+[.G22]+[.G23]+[.G24]" office:value-type="float" office:value="31183946.8995984" calcext:value-type="float">
            <text:p>31,183,946.900</text:p>
          </table:table-cell>
          <table:table-cell table:style-name="ce8" table:number-columns-repeated="2"/>
          <table:table-cell table:style-name="ce8" table:formula="of:=[.J21]+[.J22]+[.J23]+[.J24]" office:value-type="float" office:value="45622859.377494" calcext:value-type="float">
            <text:p>45,622,859.377</text:p>
          </table:table-cell>
          <table:table-cell table:number-columns-repeated="1014"/>
        </table:table-row>
        <table:table-row table:style-name="ro1">
          <table:table-cell/>
          <table:table-cell table:style-name="ce9" table:number-columns-repeated="9"/>
          <table:table-cell table:number-columns-repeated="1014"/>
        </table:table-row>
        <table:table-row table:style-name="ro1">
          <table:table-cell/>
          <table:table-cell table:style-name="ce9"/>
          <table:table-cell table:style-name="ce10" office:value-type="string" calcext:value-type="string">
            <text:p>4 areas- 4 cameras_Router placement</text:p>
          </table:table-cell>
          <table:table-cell table:style-name="ce9" table:number-columns-repeated="2"/>
          <table:table-cell table:style-name="ce10" office:value-type="string" calcext:value-type="string">
            <text:p>4 areas- 8 cameras_Cloud placement</text:p>
          </table:table-cell>
          <table:table-cell table:style-name="ce9" table:number-columns-repeated="2"/>
          <table:table-cell table:style-name="ce10" office:value-type="string" calcext:value-type="string">
            <text:p>4 areas- 16 cameras_Cloud placement</text:p>
          </table:table-cell>
          <table:table-cell table:style-name="ce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style-name="ce2" office:value-type="float" office:value="13375908.6829082" calcext:value-type="float">
            <text:p>13,375,908.683</text:p>
          </table:table-cell>
          <table:table-cell table:style-name="ce2" office:value-type="float" office:value="13391078.6579082" calcext:value-type="float">
            <text:p>13,391,078.658</text:p>
          </table:table-cell>
          <table:table-cell table:style-name="ce2" office:value-type="float" office:value="13380850.072449" calcext:value-type="float">
            <text:p>13,380,850.072</text:p>
          </table:table-cell>
          <table:table-cell table:style-name="ce2" office:value-type="float" office:value="16033234.7102821" calcext:value-type="float">
            <text:p>16,033,234.710</text:p>
          </table:table-cell>
          <table:table-cell table:style-name="ce2" office:value-type="float" office:value="16033857.9652706" calcext:value-type="float">
            <text:p>16,033,857.965</text:p>
          </table:table-cell>
          <table:table-cell table:style-name="ce2" office:value-type="float" office:value="16033559.0539868" calcext:value-type="float">
            <text:p>16,033,559.054</text:p>
          </table:table-cell>
          <table:table-cell office:value-type="float" office:value="16033374.3799709" calcext:value-type="float">
            <text:p>16,033,374.380</text:p>
          </table:table-cell>
          <table:table-cell office:value-type="float" office:value="16034410.9633812" calcext:value-type="float">
            <text:p>16,034,410.963</text:p>
          </table:table-cell>
          <table:table-cell office:value-type="float" office:value="16033960.9886641" calcext:value-type="float">
            <text:p>16,033,960.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table:style-name="ce2" office:value-type="float" office:value="834332.999999999" calcext:value-type="float">
            <text:p>834,333.000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table:style-name="ce2" office:value-type="float" office:value="4195833.5" calcext:value-type="float">
            <text:p>4,195,833.500</text:p>
          </table:table-cell>
          <table:table-cell table:number-columns-repeated="3" table:style-name="ce2" office:value-type="float" office:value="3337332" calcext:value-type="float">
            <text:p>3,337,332.000</text:p>
          </table:table-cell>
          <table:table-cell table:number-columns-repeated="3" office:value-type="float" office:value="3337332" calcext:value-type="float">
            <text:p>3,337,332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table:style-name="ce2" office:value-type="float" office:value="13543189.9" calcext:value-type="float">
            <text:p>13,543,189.900</text:p>
          </table:table-cell>
          <table:table-cell table:number-columns-repeated="3" table:style-name="ce2" office:value-type="float" office:value="27086379.8" calcext:value-type="float">
            <text:p>27,086,379.800</text:p>
          </table:table-cell>
          <table:table-cell table:number-columns-repeated="3" office:value-type="float" office:value="54172759.6" calcext:value-type="float">
            <text:p>54,172,759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table:style-name="ce2" office:value-type="float" office:value="1161" calcext:value-type="float">
            <text:p>1,161.000</text:p>
          </table:table-cell>
          <table:table-cell table:style-name="ce2" office:value-type="float" office:value="1369" calcext:value-type="float">
            <text:p>1,369.000</text:p>
          </table:table-cell>
          <table:table-cell table:style-name="ce2" office:value-type="float" office:value="1251.85714285714" calcext:value-type="float">
            <text:p>1,251.857</text:p>
          </table:table-cell>
          <table:table-cell table:style-name="ce2" office:value-type="float" office:value="2984" calcext:value-type="float">
            <text:p>2,984.000</text:p>
          </table:table-cell>
          <table:table-cell table:style-name="ce2" office:value-type="float" office:value="3550" calcext:value-type="float">
            <text:p>3,550.000</text:p>
          </table:table-cell>
          <table:table-cell table:style-name="ce2" office:value-type="float" office:value="3227.28571428571" calcext:value-type="float">
            <text:p>3,227.286</text:p>
          </table:table-cell>
          <table:table-cell office:value-type="float" office:value="4125" calcext:value-type="float">
            <text:p>4,125.000</text:p>
          </table:table-cell>
          <table:table-cell office:value-type="float" office:value="4395" calcext:value-type="float">
            <text:p>4,395.000</text:p>
          </table:table-cell>
          <table:table-cell office:value-type="float" office:value="4245.57142857143" calcext:value-type="float">
            <text:p>4,245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table:style-name="ce2" office:value-type="float" office:value="5.35714285714608" calcext:value-type="float">
            <text:p>5.357</text:p>
          </table:table-cell>
          <table:table-cell table:style-name="ce2" office:value-type="float" office:value="1183.26178999808" calcext:value-type="float">
            <text:p>1,183.262</text:p>
          </table:table-cell>
          <table:table-cell table:style-name="ce2" office:value-type="float" office:value="1183.28363123038" calcext:value-type="float">
            <text:p>1,183.284</text:p>
          </table:table-cell>
          <table:table-cell table:style-name="ce2" office:value-type="float" office:value="1183.27115414131" calcext:value-type="float">
            <text:p>1,183.271</text:p>
          </table:table-cell>
          <table:table-cell office:value-type="float" office:value="3104.55010254626" calcext:value-type="float">
            <text:p>3,104.550</text:p>
          </table:table-cell>
          <table:table-cell office:value-type="float" office:value="3104.61104355732" calcext:value-type="float">
            <text:p>3,104.611</text:p>
          </table:table-cell>
          <table:table-cell office:value-type="float" office:value="3104.58492463769" calcext:value-type="float">
            <text:p>3,104.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table:style-name="ce2" office:value-type="float" office:value="3.11000000000036" calcext:value-type="float">
            <text:p>3.110</text:p>
          </table:table-cell>
          <table:table-cell table:number-columns-repeated="3" table:style-name="ce2" office:value-type="float" office:value="105.130000000001" calcext:value-type="float">
            <text:p>105.130</text:p>
          </table:table-cell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table:style-name="ce2" office:value-type="float" office:value="2.95714285714348" calcext:value-type="float">
            <text:p>2.957</text:p>
          </table:table-cell>
          <table:table-cell table:style-name="ce2" office:value-type="float" office:value="0.122622716995154" calcext:value-type="float">
            <text:p>0.123</text:p>
          </table:table-cell>
          <table:table-cell table:style-name="ce2" office:value-type="float" office:value="0.155952381401065" calcext:value-type="float">
            <text:p>0.156</text:p>
          </table:table-cell>
          <table:table-cell table:style-name="ce2" office:value-type="float" office:value="0.141806103095023" calcext:value-type="float">
            <text:p>0.142</text:p>
          </table:table-cell>
          <table:table-cell office:value-type="float" office:value="0.122619048515532" calcext:value-type="float">
            <text:p>0.123</text:p>
          </table:table-cell>
          <table:table-cell office:value-type="float" office:value="0.155952380953145" calcext:value-type="float">
            <text:p>0.156</text:p>
          </table:table-cell>
          <table:table-cell office:value-type="float" office:value="0.136938311249314" calcext:value-type="float">
            <text:p>0.1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table:style-name="ce2" office:value-type="float" office:value="0.111160714286598" calcext:value-type="float">
            <text:p>0.111</text:p>
          </table:table-cell>
          <table:table-cell table:style-name="ce2" office:value-type="float" office:value="0.114998222827686" calcext:value-type="float">
            <text:p>0.115</text:p>
          </table:table-cell>
          <table:table-cell table:style-name="ce2" office:value-type="float" office:value="0.165144619747372" calcext:value-type="float">
            <text:p>0.165</text:p>
          </table:table-cell>
          <table:table-cell table:style-name="ce2" office:value-type="float" office:value="0.137249134850888" calcext:value-type="float">
            <text:p>0.137</text:p>
          </table:table-cell>
          <table:table-cell office:value-type="float" office:value="0.118104223561784" calcext:value-type="float">
            <text:p>0.118</text:p>
          </table:table-cell>
          <table:table-cell office:value-type="float" office:value="0.179087981435229" calcext:value-type="float">
            <text:p>0.179</text:p>
          </table:table-cell>
          <table:table-cell office:value-type="float" office:value="0.152313867196925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table:style-name="ce2" office:value-type="float" office:value="1.52857142857101" calcext:value-type="float">
            <text:p>1.529</text:p>
          </table:table-cell>
          <table:table-cell table:style-name="ce2" office:value-type="float" office:value="0.107713099556088" calcext:value-type="float">
            <text:p>0.108</text:p>
          </table:table-cell>
          <table:table-cell table:style-name="ce2" office:value-type="float" office:value="0.151786438056921" calcext:value-type="float">
            <text:p>0.152</text:p>
          </table:table-cell>
          <table:table-cell table:style-name="ce2" office:value-type="float" office:value="0.135493987244147" calcext:value-type="float">
            <text:p>0.135</text:p>
          </table:table-cell>
          <table:table-cell office:value-type="float" office:value="0.103222656289292" calcext:value-type="float">
            <text:p>0.103</text:p>
          </table:table-cell>
          <table:table-cell office:value-type="float" office:value="0.151785714286234" calcext:value-type="float">
            <text:p>0.152</text:p>
          </table:table-cell>
          <table:table-cell office:value-type="float" office:value="0.124147499953342" calcext:value-type="float">
            <text:p>0.1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table:style-name="ce2" office:value-type="float" office:value="2.10000000000036" calcext:value-type="float">
            <text:p>2.100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style-name="ce2" office:value-type="float" office:value="79262.9428572308" calcext:value-type="float">
            <text:p>79,262.943</text:p>
          </table:table-cell>
          <table:table-cell table:style-name="ce2" office:value-type="float" office:value="100769.742857259" calcext:value-type="float">
            <text:p>100,769.743</text:p>
          </table:table-cell>
          <table:table-cell table:style-name="ce2" office:value-type="float" office:value="86268.4571429607" calcext:value-type="float">
            <text:p>86,268.457</text:p>
          </table:table-cell>
          <table:table-cell table:style-name="ce2" office:value-type="float" office:value="3846611.23481857" calcext:value-type="float">
            <text:p>3,846,611.235</text:p>
          </table:table-cell>
          <table:table-cell table:style-name="ce2" office:value-type="float" office:value="3847494.83682753" calcext:value-type="float">
            <text:p>3,847,494.837</text:p>
          </table:table-cell>
          <table:table-cell table:style-name="ce2" office:value-type="float" office:value="3847071.06386819" calcext:value-type="float">
            <text:p>3,847,071.064</text:p>
          </table:table-cell>
          <table:table-cell office:value-type="float" office:value="3846809.24754163" calcext:value-type="float">
            <text:p>3,846,809.248</text:p>
          </table:table-cell>
          <table:table-cell office:value-type="float" office:value="3848278.83414892" calcext:value-type="float">
            <text:p>3,848,278.834</text:p>
          </table:table-cell>
          <table:table-cell office:value-type="float" office:value="3847640.89530947" calcext:value-type="float">
            <text:p>3,847,640.8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style-name="ce2" office:value-type="float" office:value="44178.08" calcext:value-type="float">
            <text:p>44,178.080</text:p>
          </table:table-cell>
          <table:table-cell table:style-name="ce2" office:value-type="float" office:value="47605.28" calcext:value-type="float">
            <text:p>47,605.280</text:p>
          </table:table-cell>
          <table:table-cell table:style-name="ce2" office:value-type="float" office:value="45486.4228571429" calcext:value-type="float">
            <text:p>45,486.423</text:p>
          </table:table-cell>
          <table:table-cell table:number-columns-repeated="3" table:style-name="ce2" office:value-type="float" office:value="1044815.16" calcext:value-type="float">
            <text:p>1,044,815.160</text:p>
          </table:table-cell>
          <table:table-cell table:number-columns-repeated="3" office:value-type="float" office:value="1095783.48" calcext:value-type="float">
            <text:p>1,095,783.4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38]+[.D39]+[.D40]+[.D41]" office:value-type="float" office:value="31954206.472449" calcext:value-type="float">
            <text:p>31,954,206.472</text:p>
          </table:table-cell>
          <table:table-cell table:style-name="ce8" table:number-columns-repeated="2"/>
          <table:table-cell table:style-name="ce8" table:formula="of:=[.G38]+[.G39]+[.G40]+[.G41]" office:value-type="float" office:value="47291603.8539868" calcext:value-type="float">
            <text:p>47,291,603.854</text:p>
          </table:table-cell>
          <table:table-cell table:style-name="ce8" table:number-columns-repeated="2"/>
          <table:table-cell table:style-name="ce8" table:formula="of:=[.J38]+[.J39]+[.J40]+[.J41]" office:value-type="float" office:value="74378385.5886641" calcext:value-type="float">
            <text:p>74,378,385.589</text:p>
          </table:table-cell>
          <table:table-cell table:number-columns-repeated="1014"/>
        </table:table-row>
        <table:table-row table:style-name="ro1" table:number-rows-repeated="10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1A/4C</text:p>
          </table:table-cell>
          <table:table-cell office:value-type="string" calcext:value-type="string">
            <text:p>1A/8C</text:p>
          </table:table-cell>
          <table:table-cell office:value-type="string" calcext:value-type="string">
            <text:p>1A/16C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4]+[.D5]+[.D6]" office:value-type="float" office:value="15219648.9090388" calcext:value-type="float">
            <text:p>15,219,648.909</text:p>
          </table:table-cell>
          <table:table-cell table:style-name="ce9" table:formula="of:=[.F4]+[.F5]+[.F6]" office:value-type="float" office:value="15240796.5312291" calcext:value-type="float">
            <text:p>15,240,796.531</text:p>
          </table:table-cell>
          <table:table-cell table:style-name="ce9" table:formula="of:=[.J4]+[.J5]+[.J6]" office:value-type="float" office:value="16803596.6907867" calcext:value-type="float">
            <text:p>16,803,596.691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A/4C</text:p>
          </table:table-cell>
          <table:table-cell office:value-type="string" calcext:value-type="string">
            <text:p>2A/8C</text:p>
          </table:table-cell>
          <table:table-cell office:value-type="string" calcext:value-type="string">
            <text:p>2A/16C</text:p>
          </table:table-cell>
          <table:table-cell/>
          <table:table-cell table:style-name="ce15" office:value-type="string" calcext:value-type="string">
            <text:p>Time=10000ms</text:p>
          </table:table-cell>
          <table:table-cell table:style-name="ce15" office:value-type="string" calcext:value-type="string">
            <text:p>BW=default</text:p>
          </table:table-cell>
          <table:table-cell table:style-name="ce15" office:value-type="string" calcext:value-type="string">
            <text:p>Router=proxy=2800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21]+[.D22]+[.D23]" office:value-type="float" office:value="16284206.2979592" calcext:value-type="float">
            <text:p>16,284,206.298</text:p>
          </table:table-cell>
          <table:table-cell table:style-name="ce9" table:formula="of:=[.G21]+[.G22]+[.G23]" office:value-type="float" office:value="17640756.9995984" calcext:value-type="float">
            <text:p>17,640,757.000</text:p>
          </table:table-cell>
          <table:table-cell table:style-name="ce9" table:formula="of:=[.J21]+[.J22]+[.J23]" office:value-type="float" office:value="18536479.577494" calcext:value-type="float">
            <text:p>18,536,479.577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4A/4C</text:p>
          </table:table-cell>
          <table:table-cell office:value-type="string" calcext:value-type="string">
            <text:p>4A/8C</text:p>
          </table:table-cell>
          <table:table-cell office:value-type="string" calcext:value-type="string">
            <text:p>4A/16C</text:p>
          </table:table-cell>
          <table:table-cell/>
          <table:table-cell table:style-name="ce16"/>
          <table:table-cell table:style-name="ce16" office:value-type="string" calcext:value-type="string">
            <text:p>4A/1C</text:p>
          </table:table-cell>
          <table:table-cell table:style-name="ce16" office:value-type="string" calcext:value-type="string">
            <text:p>4A/2C</text:p>
          </table:table-cell>
          <table:table-cell table:style-name="ce21" office:value-type="string" calcext:value-type="string">
            <text:p>4A/4C</text:p>
          </table:table-cell>
          <table:table-cell table:style-name="ce16" office:value-type="string" calcext:value-type="string">
            <text:p>4A/8C</text:p>
          </table:table-cell>
          <table:table-cell table:style-name="ce16" office:value-type="string" calcext:value-type="string">
            <text:p>4A/16C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 energy of fog nodes</text:p>
          </table:table-cell>
          <table:table-cell table:style-name="ce9" table:formula="of:=[.D38]+[.D39]+[.D40]" office:value-type="float" office:value="18411016.572449" calcext:value-type="float">
            <text:p>18,411,016.572</text:p>
          </table:table-cell>
          <table:table-cell table:style-name="ce9" table:formula="of:=[.G38]+[.G39]+[.G40]" office:value-type="float" office:value="20205224.0539868" calcext:value-type="float">
            <text:p>20,205,224.054</text:p>
          </table:table-cell>
          <table:table-cell table:style-name="ce9" table:formula="of:=[.J38]+[.J39]+[.J40]" office:value-type="float" office:value="20205625.9886641" calcext:value-type="float">
            <text:p>20,205,625.989</text:p>
          </table:table-cell>
          <table:table-cell/>
          <table:table-cell office:value-type="string" calcext:value-type="string">
            <text:p>Cloud</text:p>
          </table:table-cell>
          <table:table-cell table:style-name="ce19" office:value-type="float" office:value="13336455.5589286" calcext:value-type="float">
            <text:p>1.33E+07</text:p>
          </table:table-cell>
          <table:table-cell table:style-name="ce19" office:value-type="float" office:value="13353230.3423469" calcext:value-type="float">
            <text:p>1.34E+07</text:p>
          </table:table-cell>
          <table:table-cell table:style-name="ce19" office:value-type="float" office:value="13380754.4864796" calcext:value-type="float">
            <text:p>1.34E+07</text:p>
          </table:table-cell>
          <table:table-cell table:style-name="ce19" office:value-type="float" office:value="16039929.3714345" calcext:value-type="float">
            <text:p>1.60E+07</text:p>
          </table:table-cell>
          <table:table-cell table:style-name="ce22" office:value-type="float" office:value="16039929.3714345" calcext:value-type="float">
            <text:p>1.60E+0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/>
          <table:table-cell table:style-name="ce2"/>
          <table:table-cell table:number-columns-repeated="2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"/>
          <table:table-cell table:style-name="ce2"/>
          <table:table-cell table:number-columns-repeated="2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"/>
          <table:table-cell table:number-columns-repeated="2"/>
          <table:table-cell office:value-type="string" calcext:value-type="string">
            <text:p>Router*4</text:p>
          </table:table-cell>
          <table:table-cell table:style-name="Default" table:formula="of:=[.H71]*4" office:value-type="float" office:value="4292846.92711988" calcext:value-type="float">
            <text:p>4292846.92711988</text:p>
          </table:table-cell>
          <table:table-cell table:style-name="Default" table:formula="of:=[.I71]*4" office:value-type="float" office:value="3788480.37040004" calcext:value-type="float">
            <text:p>3788480.37040004</text:p>
          </table:table-cell>
          <table:table-cell table:style-name="Default" table:formula="of:=[.J71]*4" office:value-type="float" office:value="4195833.4984" calcext:value-type="float">
            <text:p>4195833.4984</text:p>
          </table:table-cell>
          <table:table-cell table:formula="of:=[.K71]*4" office:value-type="float" office:value="3337332" calcext:value-type="float">
            <text:p>3337332</text:p>
          </table:table-cell>
          <table:table-cell table:formula="of:=[.L71]*4" office:value-type="float" office:value="3337332" calcext:value-type="float">
            <text:p>33373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3"/>
          <table:table-cell table:style-name="ce2"/>
          <table:table-cell table:number-columns-repeated="2"/>
          <table:table-cell table:style-name="ce17" office:value-type="string" calcext:value-type="string">
            <text:p>Total E</text:p>
          </table:table-cell>
          <table:table-cell table:style-name="ce17" table:formula="of:=[.H69]+[.H70]+[.H72]" office:value-type="float" office:value="18463635.4860484" calcext:value-type="float">
            <text:p>18463635.4860484</text:p>
          </table:table-cell>
          <table:table-cell table:style-name="ce17" table:formula="of:=[.I69]+[.I70]+[.I72]" office:value-type="float" office:value="17976043.7127469" calcext:value-type="float">
            <text:p>17976043.7127469</text:p>
          </table:table-cell>
          <table:table-cell table:style-name="ce17" table:formula="of:=[.J69]+[.J70]+[.J72]" office:value-type="float" office:value="18410920.9848796" calcext:value-type="float">
            <text:p>18410920.9848796</text:p>
          </table:table-cell>
          <table:table-cell table:style-name="ce17" table:formula="of:=[.K69]+[.K70]+[.K72]" office:value-type="float" office:value="20211594.3714345" calcext:value-type="float">
            <text:p>20211594.3714345</text:p>
          </table:table-cell>
          <table:table-cell table:style-name="ce17" table:formula="of:=[.L69]+[.L70]+[.L72]" office:value-type="float" office:value="20211594.3714345" calcext:value-type="float">
            <text:p>20211594.371434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1A/4C</text:p>
          </table:table-cell>
          <table:table-cell office:value-type="string" calcext:value-type="string">
            <text:p>1A/8C</text:p>
          </table:table-cell>
          <table:table-cell office:value-type="string" calcext:value-type="string">
            <text:p>1A/16C</text:p>
          </table:table-cell>
          <table:table-cell/>
          <table:table-cell office:value-type="string" calcext:value-type="string">
            <text:p>Delay1</text:p>
          </table:table-cell>
          <table:table-cell table:style-name="ce20" office:value-type="float" office:value="7.3957" calcext:value-type="float">
            <text:p>7.3957</text:p>
          </table:table-cell>
          <table:table-cell table:style-name="ce20" office:value-type="float" office:value="3.9285" calcext:value-type="float">
            <text:p>3.9285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183.261" calcext:value-type="float">
            <text:p>1183.261</text:p>
          </table:table-cell>
          <table:table-cell table:style-name="ce20" office:value-type="float" office:value="3104.549" calcext:value-type="float">
            <text:p>3104.5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 Delay:</text:p>
          </table:table-cell>
          <table:table-cell table:style-name="ce13" table:formula="of:=[.D9]+[.D10]" office:value-type="float" office:value="8.46714285714418" calcext:value-type="float">
            <text:p>8.467</text:p>
          </table:table-cell>
          <table:table-cell table:style-name="ce2" table:formula="of:=[.F9]+[.F10]" office:value-type="float" office:value="3113.42216346957" calcext:value-type="float">
            <text:p>3,113.422</text:p>
          </table:table-cell>
          <table:table-cell table:style-name="ce9" table:formula="of:=[.J9]+[.J10]" office:value-type="float" office:value="211.572570193137" calcext:value-type="float">
            <text:p>211.573</text:p>
          </table:table-cell>
          <table:table-cell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table:style-name="Default"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74]+[.H75]" office:value-type="float" office:value="10.5057" calcext:value-type="float">
            <text:p>10.5057</text:p>
          </table:table-cell>
          <table:table-cell table:style-name="ce18" table:formula="of:=[.I74]+[.I75]" office:value-type="float" office:value="7.0385" calcext:value-type="float">
            <text:p>7.0385</text:p>
          </table:table-cell>
          <table:table-cell table:style-name="ce18" table:formula="of:=[.J74]+[.J75]" office:value-type="float" office:value="8.467" calcext:value-type="float">
            <text:p>8.467</text:p>
          </table:table-cell>
          <table:table-cell table:style-name="ce18" table:formula="of:=[.K74]+[.K75]" office:value-type="float" office:value="1288.391" calcext:value-type="float">
            <text:p>1288.391</text:p>
          </table:table-cell>
          <table:table-cell table:style-name="ce18" table:formula="of:=[.L74]+[.L75]" office:value-type="float" office:value="3209.679" calcext:value-type="float">
            <text:p>3209.67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11" office:value-type="string" calcext:value-type="string">
            <text:p>2A/4C</text:p>
          </table:table-cell>
          <table:table-cell office:value-type="string" calcext:value-type="string">
            <text:p>2A/8C</text:p>
          </table:table-cell>
          <table:table-cell office:value-type="string" calcext:value-type="string">
            <text:p>2A/16C</text:p>
          </table:table-cell>
          <table:table-cell/>
          <table:table-cell table:style-name="ce43" office:value-type="string" calcext:value-type="string">
            <text:p>Total network usage</text:p>
          </table:table-cell>
          <table:table-cell table:style-name="ce20" office:value-type="float" office:value="11289.12" calcext:value-type="float">
            <text:p>11289.12</text:p>
          </table:table-cell>
          <table:table-cell table:style-name="ce20" office:value-type="float" office:value="22598.64" calcext:value-type="float">
            <text:p>22598.64</text:p>
          </table:table-cell>
          <table:table-cell table:style-name="ce20" office:value-type="float" office:value="45177.28" calcext:value-type="float">
            <text:p>45177.28</text:p>
          </table:table-cell>
          <table:table-cell table:style-name="ce20" office:value-type="float" office:value="1044815.16" calcext:value-type="float">
            <text:p>1044815.16</text:p>
          </table:table-cell>
          <table:table-cell table:style-name="ce20" office:value-type="float" office:value="1095783.48" calcext:value-type="float">
            <text:p>1095783.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otal Delay:</text:p>
          </table:table-cell>
          <table:table-cell table:style-name="ce13" table:formula="of:=[.D26]+[.D27]" office:value-type="float" office:value="8.46714285714411" calcext:value-type="float">
            <text:p>8.467</text:p>
          </table:table-cell>
          <table:table-cell table:style-name="ce2" table:formula="of:=[.G26]+[.G27]" office:value-type="float" office:value="211.572568194492" calcext:value-type="float">
            <text:p>211.573</text:p>
          </table:table-cell>
          <table:table-cell table:style-name="ce9" table:formula="of:=[.J26]+[.J27]" office:value-type="float" office:value="1288.40114572349" calcext:value-type="float">
            <text:p>1,288.401</text:p>
          </table:table-cell>
          <table:table-cell/>
          <table:table-cell table:style-name="ce43" office:value-type="string" calcext:value-type="string">
            <text:p>Total network Energy</text:p>
          </table:table-cell>
          <table:table-cell table:style-name="ce20" office:value-type="float" office:value="219301.291200015" calcext:value-type="float">
            <text:p>219301.291200015</text:p>
          </table:table-cell>
          <table:table-cell table:style-name="ce20" office:value-type="float" office:value="438983.510400094" calcext:value-type="float">
            <text:p>438983.510400094</text:p>
          </table:table-cell>
          <table:table-cell table:style-name="ce20" office:value-type="float" office:value="877594.276800182" calcext:value-type="float">
            <text:p>877594.276800182</text:p>
          </table:table-cell>
          <table:table-cell table:style-name="ce19" office:value-type="float" office:value="19625270.9484441" calcext:value-type="float">
            <text:p>1.96E+07</text:p>
          </table:table-cell>
          <table:table-cell table:style-name="ce19" office:value-type="float" office:value="20690248.0236763" calcext:value-type="float">
            <text:p>2.07E+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ing Time</text:p>
          </table:table-cell>
          <table:table-cell table:style-name="ce20" office:value-type="float" office:value="1753.96" calcext:value-type="float">
            <text:p>1753.96</text:p>
          </table:table-cell>
          <table:table-cell table:style-name="ce20" office:value-type="float" office:value="3508.32" calcext:value-type="float">
            <text:p>3508.32</text:p>
          </table:table-cell>
          <table:table-cell table:style-name="ce20" office:value-type="float" office:value="7016.44" calcext:value-type="float">
            <text:p>7016.44</text:p>
          </table:table-cell>
          <table:table-cell table:style-name="ce20" office:value-type="float" office:value="35426.47" calcext:value-type="float">
            <text:p>35426.47</text:p>
          </table:table-cell>
          <table:table-cell table:style-name="ce20" office:value-type="float" office:value="60910.63" calcext:value-type="float">
            <text:p>60910.6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4A/4C</text:p>
          </table:table-cell>
          <table:table-cell office:value-type="string" calcext:value-type="string">
            <text:p>4A/8C</text:p>
          </table:table-cell>
          <table:table-cell office:value-type="string" calcext:value-type="string">
            <text:p>4A/16C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 Delay:</text:p>
          </table:table-cell>
          <table:table-cell table:style-name="ce13" table:formula="of:=[.D43]+[.D44]" office:value-type="float" office:value="8.46714285714644" calcext:value-type="float">
            <text:p>8.467</text:p>
          </table:table-cell>
          <table:table-cell table:style-name="ce9" table:formula="of:=[.G43]+[.G44]" office:value-type="float" office:value="1288.40115414131" calcext:value-type="float">
            <text:p>1,288.401</text:p>
          </table:table-cell>
          <table:table-cell table:style-name="ce9" table:formula="of:=[.J43]+[.J44]" office:value-type="float" office:value="3209.71492463769" calcext:value-type="float">
            <text:p>3,209.715</text:p>
          </table:table-cell>
          <table:table-cell/>
          <table:table-cell table:style-name="ce16"/>
          <table:table-cell table:style-name="ce16" office:value-type="string" calcext:value-type="string">
            <text:p>2A/1C</text:p>
          </table:table-cell>
          <table:table-cell table:style-name="ce16" office:value-type="string" calcext:value-type="string">
            <text:p>2A/2C</text:p>
          </table:table-cell>
          <table:table-cell table:style-name="ce21" office:value-type="string" calcext:value-type="string">
            <text:p>2A/4C</text:p>
          </table:table-cell>
          <table:table-cell table:style-name="ce16" office:value-type="string" calcext:value-type="string">
            <text:p>2A/8C</text:p>
          </table:table-cell>
          <table:table-cell table:style-name="ce16" office:value-type="string" calcext:value-type="string">
            <text:p>2A/16C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Cloud</text:p>
          </table:table-cell>
          <table:table-cell table:style-name="ce19" office:value-type="float" office:value="13329888.2607143" calcext:value-type="float">
            <text:p>1.33E+07</text:p>
          </table:table-cell>
          <table:table-cell table:style-name="ce19" office:value-type="float" office:value="13336406.5869898" calcext:value-type="float">
            <text:p>1.33E+07</text:p>
          </table:table-cell>
          <table:table-cell table:style-name="ce19" office:value-type="float" office:value="13353215.3686225" calcext:value-type="float">
            <text:p>1.34E+07</text:p>
          </table:table-cell>
          <table:table-cell table:style-name="ce19" office:value-type="float" office:value="15130047.4357179" calcext:value-type="float">
            <text:p>1.51E+07</text:p>
          </table:table-cell>
          <table:table-cell table:style-name="ce19" office:value-type="float" office:value="16039929.3714345" calcext:value-type="float">
            <text:p>1.60E+07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Router*2</text:p>
          </table:table-cell>
          <table:table-cell table:style-name="Default" table:formula="of:=[.H85]*2" office:value-type="float" office:value="2146423.46355994" calcext:value-type="float">
            <text:p>2146423.46355994</text:p>
          </table:table-cell>
          <table:table-cell table:style-name="Default" table:formula="of:=[.I85]*2" office:value-type="float" office:value="1894240.18520002" calcext:value-type="float">
            <text:p>1894240.18520002</text:p>
          </table:table-cell>
          <table:table-cell table:style-name="Default" table:formula="of:=[.J85]*2" office:value-type="float" office:value="2097916.7492" calcext:value-type="float">
            <text:p>2097916.7492</text:p>
          </table:table-cell>
          <table:table-cell table:formula="of:=[.K85]*2" office:value-type="float" office:value="1668666" calcext:value-type="float">
            <text:p>1668666</text:p>
          </table:table-cell>
          <table:table-cell table:formula="of:=[.L85]*2" office:value-type="float" office:value="1668666" calcext:value-type="float">
            <text:p>1668666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7" office:value-type="string" calcext:value-type="string">
            <text:p>Total E</text:p>
          </table:table-cell>
          <table:table-cell table:style-name="ce17" table:formula="of:=[.H83]+[.H84]+[.H86]" office:value-type="float" office:value="16310644.7242742" calcext:value-type="float">
            <text:p>16310644.7242742</text:p>
          </table:table-cell>
          <table:table-cell table:style-name="ce17" table:formula="of:=[.I83]+[.I84]+[.I86]" office:value-type="float" office:value="16064979.7721898" calcext:value-type="float">
            <text:p>16064979.7721898</text:p>
          </table:table-cell>
          <table:table-cell table:style-name="ce17" table:formula="of:=[.J83]+[.J84]+[.J86]" office:value-type="float" office:value="16285465.1178225" calcext:value-type="float">
            <text:p>16285465.1178225</text:p>
          </table:table-cell>
          <table:table-cell table:style-name="ce17" table:formula="of:=[.K83]+[.K84]+[.K86]" office:value-type="float" office:value="17633046.4357179" calcext:value-type="float">
            <text:p>17633046.4357179</text:p>
          </table:table-cell>
          <table:table-cell table:style-name="ce17" table:formula="of:=[.L83]+[.L84]+[.L86]" office:value-type="float" office:value="18542928.3714345" calcext:value-type="float">
            <text:p>18542928.371434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1</text:p>
          </table:table-cell>
          <table:table-cell table:style-name="ce20" office:value-type="float" office:value="7.39" calcext:value-type="float">
            <text:p>7.39</text:p>
          </table:table-cell>
          <table:table-cell table:style-name="ce20" office:value-type="float" office:value="3.928" calcext:value-type="float">
            <text:p>3.928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06.442" calcext:value-type="float">
            <text:p>106.442</text:p>
          </table:table-cell>
          <table:table-cell table:style-name="ce20" office:value-type="float" office:value="1183.261" calcext:value-type="float">
            <text:p>1183.2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table:style-name="Default"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88]+[.H89]" office:value-type="float" office:value="10.5" calcext:value-type="float">
            <text:p>10.5</text:p>
          </table:table-cell>
          <table:table-cell table:style-name="ce18" table:formula="of:=[.I88]+[.I89]" office:value-type="float" office:value="7.038" calcext:value-type="float">
            <text:p>7.038</text:p>
          </table:table-cell>
          <table:table-cell table:style-name="ce18" table:formula="of:=[.J88]+[.J89]" office:value-type="float" office:value="8.467" calcext:value-type="float">
            <text:p>8.467</text:p>
          </table:table-cell>
          <table:table-cell table:style-name="ce18" table:formula="of:=[.K88]+[.K89]" office:value-type="float" office:value="211.572" calcext:value-type="float">
            <text:p>211.572</text:p>
          </table:table-cell>
          <table:table-cell table:style-name="ce18" table:formula="of:=[.L88]+[.L89]" office:value-type="float" office:value="1288.391" calcext:value-type="float">
            <text:p>1288.391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usage</text:p>
          </table:table-cell>
          <table:table-cell table:style-name="ce20" office:value-type="float" office:value="5634.36" calcext:value-type="float">
            <text:p>5634.36</text:p>
          </table:table-cell>
          <table:table-cell table:style-name="ce20" office:value-type="float" office:value="11289.12" calcext:value-type="float">
            <text:p>11289.12</text:p>
          </table:table-cell>
          <table:table-cell table:style-name="ce20" office:value-type="float" office:value="22578.64" calcext:value-type="float">
            <text:p>22578.64</text:p>
          </table:table-cell>
          <table:table-cell table:style-name="ce20" office:value-type="float" office:value="661667.08" calcext:value-type="float">
            <text:p>661667.08</text:p>
          </table:table-cell>
          <table:table-cell table:style-name="ce20" office:value-type="float" office:value="1044811.24" calcext:value-type="float">
            <text:p>1044811.24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Energy</text:p>
          </table:table-cell>
          <table:table-cell table:style-name="ce20" office:value-type="float" office:value="109460.181599992" calcext:value-type="float">
            <text:p>109460.181599992</text:p>
          </table:table-cell>
          <table:table-cell table:style-name="ce20" office:value-type="float" office:value="219301.291200015" calcext:value-type="float">
            <text:p>219301.291200015</text:p>
          </table:table-cell>
          <table:table-cell table:style-name="ce20" office:value-type="float" office:value="438610.766400094" calcext:value-type="float">
            <text:p>438610.766400094</text:p>
          </table:table-cell>
          <table:table-cell table:style-name="ce19" office:value-type="float" office:value="12425535.927621" calcext:value-type="float">
            <text:p>1.24E+07</text:p>
          </table:table-cell>
          <table:table-cell table:style-name="ce19" office:value-type="float" office:value="19623805.4172441" calcext:value-type="float">
            <text:p>1.96E+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ing Time</text:p>
          </table:table-cell>
          <table:table-cell table:style-name="ce20" office:value-type="float" office:value="876.78" calcext:value-type="float">
            <text:p>876.78</text:p>
          </table:table-cell>
          <table:table-cell table:style-name="ce20" office:value-type="float" office:value="1753.96" calcext:value-type="float">
            <text:p>1753.96</text:p>
          </table:table-cell>
          <table:table-cell table:style-name="ce20" office:value-type="float" office:value="3508.12" calcext:value-type="float">
            <text:p>3508.12</text:p>
          </table:table-cell>
          <table:table-cell table:style-name="ce20" office:value-type="float" office:value="19105.83" calcext:value-type="float">
            <text:p>19105.83</text:p>
          </table:table-cell>
          <table:table-cell table:style-name="ce20" office:value-type="float" office:value="35424.51" calcext:value-type="float">
            <text:p>35424.51</text:p>
          </table:table-cell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6"/>
          <table:table-cell table:style-name="ce16" office:value-type="string" calcext:value-type="string">
            <text:p>1A/1C</text:p>
          </table:table-cell>
          <table:table-cell table:style-name="ce16" office:value-type="string" calcext:value-type="string">
            <text:p>1A/2C</text:p>
          </table:table-cell>
          <table:table-cell table:style-name="ce21" office:value-type="string" calcext:value-type="string">
            <text:p>1A/4C</text:p>
          </table:table-cell>
          <table:table-cell table:style-name="ce16" office:value-type="string" calcext:value-type="string">
            <text:p>1A/8C</text:p>
          </table:table-cell>
          <table:table-cell table:style-name="ce16" office:value-type="string" calcext:value-type="string">
            <text:p>1A/16C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Cloud</text:p>
          </table:table-cell>
          <table:table-cell table:style-name="ce19" office:value-type="float" office:value="13327151.1928571" calcext:value-type="float">
            <text:p>1.33E+07</text:p>
          </table:table-cell>
          <table:table-cell table:style-name="ce19" office:value-type="float" office:value="13329839.2887755" calcext:value-type="float">
            <text:p>1.33E+07</text:p>
          </table:table-cell>
          <table:table-cell table:style-name="ce19" office:value-type="float" office:value="13336426.740051" calcext:value-type="float">
            <text:p>1.33E+07</text:p>
          </table:table-cell>
          <table:table-cell table:style-name="ce19" office:value-type="float" office:value="14261944.3678588" calcext:value-type="float">
            <text:p>1.43E+07</text:p>
          </table:table-cell>
          <table:table-cell table:style-name="ce19" office:value-type="float" office:value="15130047.4357179" calcext:value-type="float">
            <text:p>1.51E+07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roxy</text:p>
          </table:table-cell>
          <table:table-cell table:number-columns-repeated="5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Router</text:p>
          </table:table-cell>
          <table:table-cell table:style-name="ce20" office:value-type="float" office:value="1073211.73177997" calcext:value-type="float">
            <text:p>1073211.73177997</text:p>
          </table:table-cell>
          <table:table-cell table:style-name="ce20" office:value-type="float" office:value="947120.09260001" calcext:value-type="float">
            <text:p>947120.09260001</text:p>
          </table:table-cell>
          <table:table-cell table:style-name="ce20" office:value-type="float" office:value="1048958.3746" calcext:value-type="float">
            <text:p>1048958.3746</text:p>
          </table:table-cell>
          <table:table-cell table:number-columns-repeated="2" table:style-name="ce20" office:value-type="float" office:value="834332.999999999" calcext:value-type="float">
            <text:p>834332.99999999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17" office:value-type="string" calcext:value-type="string">
            <text:p>Total E</text:p>
          </table:table-cell>
          <table:table-cell table:style-name="ce17" table:formula="of:=[.H98]+[.H99]+[.H100]" office:value-type="float" office:value="15234695.9246371" calcext:value-type="float">
            <text:p>15234695.9246371</text:p>
          </table:table-cell>
          <table:table-cell table:style-name="ce17" table:formula="of:=[.I98]+[.I99]+[.I100]" office:value-type="float" office:value="15111292.3813755" calcext:value-type="float">
            <text:p>15111292.3813755</text:p>
          </table:table-cell>
          <table:table-cell table:style-name="ce17" table:formula="of:=[.J98]+[.J99]+[.J100]" office:value-type="float" office:value="15219718.114651" calcext:value-type="float">
            <text:p>15219718.114651</text:p>
          </table:table-cell>
          <table:table-cell table:style-name="ce17" table:formula="of:=[.K98]+[.K99]+[.K100]" office:value-type="float" office:value="15930610.3678588" calcext:value-type="float">
            <text:p>15930610.3678588</text:p>
          </table:table-cell>
          <table:table-cell table:style-name="ce17" table:formula="of:=[.L98]+[.L99]+[.L100]" office:value-type="float" office:value="16798713.4357179" calcext:value-type="float">
            <text:p>16798713.435717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1</text:p>
          </table:table-cell>
          <table:table-cell table:style-name="ce20" office:value-type="float" office:value="7.395" calcext:value-type="float">
            <text:p>7.395</text:p>
          </table:table-cell>
          <table:table-cell table:style-name="ce20" office:value-type="float" office:value="3.928" calcext:value-type="float">
            <text:p>3.928</text:p>
          </table:table-cell>
          <table:table-cell table:style-name="ce20" office:value-type="float" office:value="5.357" calcext:value-type="float">
            <text:p>5.357</text:p>
          </table:table-cell>
          <table:table-cell table:style-name="ce20" office:value-type="float" office:value="105.646" calcext:value-type="float">
            <text:p>105.646</text:p>
          </table:table-cell>
          <table:table-cell table:style-name="ce20" office:value-type="float" office:value="106.44" calcext:value-type="float">
            <text:p>106.44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Delay2</text:p>
          </table:table-cell>
          <table:table-cell table:number-columns-repeated="2" table:style-name="ce20" office:value-type="float" office:value="3.11" calcext:value-type="float">
            <text:p>3.11</text:p>
          </table:table-cell>
          <table:table-cell table:style-name="Default" office:value-type="float" office:value="3.11" calcext:value-type="float">
            <text:p>3.11</text:p>
          </table:table-cell>
          <table:table-cell table:number-columns-repeated="2" table:style-name="ce20" office:value-type="float" office:value="105.13" calcext:value-type="float">
            <text:p>105.1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8" office:value-type="string" calcext:value-type="string">
            <text:p>Total delay</text:p>
          </table:table-cell>
          <table:table-cell table:style-name="ce18" table:formula="of:=[.H103]+[.H104]" office:value-type="float" office:value="10.505" calcext:value-type="float">
            <text:p>10.505</text:p>
          </table:table-cell>
          <table:table-cell table:style-name="ce18" table:formula="of:=[.I103]+[.I104]" office:value-type="float" office:value="7.038" calcext:value-type="float">
            <text:p>7.038</text:p>
          </table:table-cell>
          <table:table-cell table:style-name="ce18" table:formula="of:=[.J103]+[.J104]" office:value-type="float" office:value="8.467" calcext:value-type="float">
            <text:p>8.467</text:p>
          </table:table-cell>
          <table:table-cell table:style-name="ce18" table:formula="of:=[.K103]+[.K104]" office:value-type="float" office:value="210.776" calcext:value-type="float">
            <text:p>210.776</text:p>
          </table:table-cell>
          <table:table-cell table:style-name="ce18" table:formula="of:=[.L103]+[.L104]" office:value-type="float" office:value="211.57" calcext:value-type="float">
            <text:p>211.57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usage</text:p>
          </table:table-cell>
          <table:table-cell table:style-name="ce20" office:value-type="float" office:value="2817.18" calcext:value-type="float">
            <text:p>2817.18</text:p>
          </table:table-cell>
          <table:table-cell table:style-name="ce20" office:value-type="float" office:value="5634.36" calcext:value-type="float">
            <text:p>5634.36</text:p>
          </table:table-cell>
          <table:table-cell table:style-name="ce20" office:value-type="float" office:value="11289.12" calcext:value-type="float">
            <text:p>11289.12</text:p>
          </table:table-cell>
          <table:table-cell table:style-name="ce20" office:value-type="float" office:value="330923.04" calcext:value-type="float">
            <text:p>330923.04</text:p>
          </table:table-cell>
          <table:table-cell table:style-name="ce20" office:value-type="float" office:value="661665.12" calcext:value-type="float">
            <text:p>661665.12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 Energy</text:p>
          </table:table-cell>
          <table:table-cell table:style-name="ce20" office:value-type="float" office:value="54730.09" calcext:value-type="float">
            <text:p>54730.09</text:p>
          </table:table-cell>
          <table:table-cell table:style-name="ce20" office:value-type="float" office:value="109460.18" calcext:value-type="float">
            <text:p>109460.18</text:p>
          </table:table-cell>
          <table:table-cell table:style-name="ce20" office:value-type="float" office:value="219301.291" calcext:value-type="float">
            <text:p>219301.291</text:p>
          </table:table-cell>
          <table:table-cell table:style-name="ce20" office:value-type="float" office:value="6231929.29" calcext:value-type="float">
            <text:p>6231929.29</text:p>
          </table:table-cell>
          <table:table-cell table:style-name="ce19" office:value-type="float" office:value="12424803.162021" calcext:value-type="float">
            <text:p>1.24E+07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3" office:value-type="string" calcext:value-type="string">
            <text:p>Total networking Time</text:p>
          </table:table-cell>
          <table:table-cell table:style-name="ce20" office:value-type="float" office:value="438.389" calcext:value-type="float">
            <text:p>438.389</text:p>
          </table:table-cell>
          <table:table-cell table:style-name="ce20" office:value-type="float" office:value="876.78" calcext:value-type="float">
            <text:p>876.78</text:p>
          </table:table-cell>
          <table:table-cell table:style-name="ce20" office:value-type="float" office:value="1753.96" calcext:value-type="float">
            <text:p>1753.96</text:p>
          </table:table-cell>
          <table:table-cell table:style-name="ce20" office:value-type="float" office:value="9553.81" calcext:value-type="float">
            <text:p>9553.81</text:p>
          </table:table-cell>
          <table:table-cell table:style-name="ce20" office:value-type="float" office:value="19104.85" calcext:value-type="float">
            <text:p>19104.85</text:p>
          </table:table-cell>
          <table:table-cell table:number-columns-repeated="1012"/>
        </table:table-row>
      </table:table>
      <table:table table:name="89600_cloud_capacity" table:style-name="ta3">
        <table:shapes>
          <draw:frame draw:z-index="0" draw:name="Chart 1" draw:style-name="gr1" draw:text-style-name="P1" svg:width="9.2807in" svg:height="5.5953in" svg:x="7.8433in" svg:y="10.1169in">
            <draw:object draw:notify-on-update-of-ranges="89600_cloud_capacity.C70:89600_cloud_capacity.C70 89600_cloud_capacity.D70:89600_cloud_capacity.D70 89600_cloud_capacity.C71:89600_cloud_capacity.C71 89600_cloud_capacity.D71:89600_cloud_capacity.D71 89600_cloud_capacity.C72:89600_cloud_capacity.C72 89600_cloud_capacity.D72:89600_cloud_capacity.D72 89600_cloud_capacity.C73:89600_cloud_capacity.C73 89600_cloud_capacity.D73:89600_cloud_capacity.D73 89600_cloud_capacity.C74:89600_cloud_capacity.C74 89600_cloud_capacity.D74:89600_cloud_capacity.D74 89600_cloud_capacity.C75:89600_cloud_capacity.C75 89600_cloud_capacity.D75:89600_cloud_capacity.D75 89600_cloud_capacity.C76:89600_cloud_capacity.C76 89600_cloud_capacity.D76:89600_cloud_capacity.D76 89600_cloud_capacity.C77:89600_cloud_capacity.C77 89600_cloud_capacity.D77:89600_cloud_capacity.D77 89600_cloud_capacity.C78:89600_cloud_capacity.C78 89600_cloud_capacity.D78:89600_cloud_capacity.D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default-cell-style-name="ce2"/>
        <table:table-column table:style-name="co26" table:default-cell-style-name="ce2"/>
        <table:table-column table:style-name="co21" table:default-cell-style-name="ce2"/>
        <table:table-column table:style-name="co27" table:number-columns-repeated="1014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area- 4 cameras_Router placement</text:p>
          </table:table-cell>
          <table:table-cell table:number-columns-repeated="2"/>
          <table:table-cell table:style-name="ce23" office:value-type="string" calcext:value-type="string">
            <text:p>1 area- 8 cameras_Proxy placement</text:p>
          </table:table-cell>
          <table:table-cell table:number-columns-repeated="2"/>
          <table:table-cell table:style-name="ce23" office:value-type="string" calcext:value-type="string">
            <text:p>1 area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10 second- 1 time simulatio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34153.9584183" calcext:value-type="float">
            <text:p>13,334,153.958</text:p>
          </table:table-cell>
          <table:table-cell office:value-type="float" office:value="13339111.772704" calcext:value-type="float">
            <text:p>13,339,111.773</text:p>
          </table:table-cell>
          <table:table-cell office:value-type="float" office:value="13336628.7140306" calcext:value-type="float">
            <text:p>13,336,628.714</text:p>
          </table:table-cell>
          <table:table-cell/>
          <table:table-cell office:value-type="float" office:value="13330909.1946428" calcext:value-type="float">
            <text:p>13,330,909.195</text:p>
          </table:table-cell>
          <table:table-cell/>
          <table:table-cell office:value-type="float" office:value="14705192.3619218" calcext:value-type="float">
            <text:p>14,705,192.362</text:p>
          </table:table-cell>
          <table:table-cell office:value-type="float" office:value="14716111.9920714" calcext:value-type="float">
            <text:p>14,716,111.992</text:p>
          </table:table-cell>
          <table:table-cell office:value-type="float" office:value="14711218.8504775" calcext:value-type="float">
            <text:p>14,711,218.8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834332.999999999" calcext:value-type="float">
            <text:p>834,333.000</text:p>
          </table:table-cell>
          <table:table-cell/>
          <table:table-cell office:value-type="float" office:value="1073390.00000006" calcext:value-type="float">
            <text:p>1,073,390.000</text:p>
          </table:table-cell>
          <table:table-cell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/>
          <table:table-cell office:value-type="float" office:value="834332.999999999" calcext:value-type="float">
            <text:p>834,333.000</text:p>
          </table:table-cell>
          <table:table-cell/>
          <table:table-cell table:number-columns-repeated="3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3" office:value-type="float" office:value="846449.371000042" calcext:value-type="float">
            <text:p>846,449.371</text:p>
          </table:table-cell>
          <table:table-cell/>
          <table:table-cell office:value-type="float" office:value="846449.371000042" calcext:value-type="float">
            <text:p>846,449.371</text:p>
          </table:table-cell>
          <table:table-cell/>
          <table:table-cell table:number-columns-repeated="3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468" calcext:value-type="float">
            <text:p>468.000</text:p>
          </table:table-cell>
          <table:table-cell office:value-type="float" office:value="507" calcext:value-type="float">
            <text:p>507.000</text:p>
          </table:table-cell>
          <table:table-cell office:value-type="float" office:value="488.285714285714" calcext:value-type="float">
            <text:p>488.286</text:p>
          </table:table-cell>
          <table:table-cell/>
          <table:table-cell office:value-type="float" office:value="20870289" calcext:value-type="float">
            <text:p>20,870,289.000</text:p>
          </table:table-cell>
          <table:table-cell/>
          <table:table-cell office:value-type="float" office:value="1773" calcext:value-type="float">
            <text:p>1,773.000</text:p>
          </table:table-cell>
          <table:table-cell office:value-type="float" office:value="1839" calcext:value-type="float">
            <text:p>1,839.000</text:p>
          </table:table-cell>
          <table:table-cell office:value-type="float" office:value="1804.71428571429" calcext:value-type="float">
            <text:p>1,804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82" calcext:value-type="float">
            <text:p>5.357</text:p>
          </table:table-cell>
          <table:table-cell/>
          <table:table-cell office:value-type="float" office:value="3108.30216346957" calcext:value-type="float">
            <text:p>3,108.302</text:p>
          </table:table-cell>
          <table:table-cell/>
          <table:table-cell office:value-type="float" office:value="106.389055231794" calcext:value-type="float">
            <text:p>106.389</text:p>
          </table:table-cell>
          <table:table-cell office:value-type="float" office:value="106.389673051175" calcext:value-type="float">
            <text:p>106.390</text:p>
          </table:table-cell>
          <table:table-cell office:value-type="float" office:value="106.389349109801" calcext:value-type="float">
            <text:p>106.3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/>
          <table:table-cell office:value-type="float" office:value="5.12000000000054" calcext:value-type="float">
            <text:p>5.120</text:p>
          </table:table-cell>
          <table:table-cell/>
          <table:table-cell table:number-columns-repeated="3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/>
          <table:table-cell office:value-type="float" office:value="6113.75614812756" calcext:value-type="float">
            <text:p>6,113.756</text:p>
          </table:table-cell>
          <table:table-cell/>
          <table:table-cell office:value-type="float" office:value="0.0664167003920954" calcext:value-type="float">
            <text:p>0.066</text:p>
          </table:table-cell>
          <table:table-cell office:value-type="float" office:value="0.0723929143558468" calcext:value-type="float">
            <text:p>0.072</text:p>
          </table:table-cell>
          <table:table-cell office:value-type="float" office:value="0.0698747975133384" calcext:value-type="float">
            <text:p>0.0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/>
          <table:table-cell office:value-type="float" office:value="0.105580357143481" calcext:value-type="float">
            <text:p>0.106</text:p>
          </table:table-cell>
          <table:table-cell/>
          <table:table-cell office:value-type="float" office:value="0.0475601439103942" calcext:value-type="float">
            <text:p>0.048</text:p>
          </table:table-cell>
          <table:table-cell office:value-type="float" office:value="0.07391089569273" calcext:value-type="float">
            <text:p>0.074</text:p>
          </table:table-cell>
          <table:table-cell office:value-type="float" office:value="0.0625671639173026" calcext:value-type="float">
            <text:p>0.0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/>
          <table:table-cell office:value-type="float" office:value="5.89803446868099" calcext:value-type="float">
            <text:p>5.898</text:p>
          </table:table-cell>
          <table:table-cell/>
          <table:table-cell office:value-type="float" office:value="0.0459708075832008" calcext:value-type="float">
            <text:p>0.046</text:p>
          </table:table-cell>
          <table:table-cell office:value-type="float" office:value="0.0750844139726612" calcext:value-type="float">
            <text:p>0.075</text:p>
          </table:table-cell>
          <table:table-cell office:value-type="float" office:value="0.0583521395851539" calcext:value-type="float">
            <text:p>0.0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3" office:value-type="float" office:value="2.10000000000036" calcext:value-type="float">
            <text:p>2.100</text:p>
          </table:table-cell>
          <table:table-cell/>
          <table:table-cell office:value-type="float" office:value="2.10000000000036" calcext:value-type="float">
            <text:p>2.100</text:p>
          </table:table-cell>
          <table:table-cell/>
          <table:table-cell table:number-columns-repeated="3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40132.742857158" calcext:value-type="float">
            <text:p>40,132.743</text:p>
          </table:table-cell>
          <table:table-cell office:value-type="float" office:value="54190.3428571608" calcext:value-type="float">
            <text:p>54,190.343</text:p>
          </table:table-cell>
          <table:table-cell office:value-type="float" office:value="47149.7714285857" calcext:value-type="float">
            <text:p>47,149.771</text:p>
          </table:table-cell>
          <table:table-cell/>
          <table:table-cell office:value-type="float" office:value="30932.4000000103" calcext:value-type="float">
            <text:p>30,932.400</text:p>
          </table:table-cell>
          <table:table-cell/>
          <table:table-cell office:value-type="float" office:value="3927634.03883468" calcext:value-type="float">
            <text:p>3,927,634.039</text:p>
          </table:table-cell>
          <table:table-cell office:value-type="float" office:value="3958596.02812013" calcext:value-type="float">
            <text:p>3,958,596.028</text:p>
          </table:table-cell>
          <table:table-cell office:value-type="float" office:value="3944721.80385362" calcext:value-type="float">
            <text:p>3,944,721.8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1166.72" calcext:value-type="float">
            <text:p>11,166.720</text:p>
          </table:table-cell>
          <table:table-cell office:value-type="float" office:value="12349.92" calcext:value-type="float">
            <text:p>12,349.920</text:p>
          </table:table-cell>
          <table:table-cell office:value-type="float" office:value="11627.1771428571" calcext:value-type="float">
            <text:p>11,627.177</text:p>
          </table:table-cell>
          <table:table-cell/>
          <table:table-cell office:value-type="float" office:value="18504.22" calcext:value-type="float">
            <text:p>18,504.220</text:p>
          </table:table-cell>
          <table:table-cell/>
          <table:table-cell table:number-columns-repeated="3" office:value-type="float" office:value="661665.12" calcext:value-type="float">
            <text:p>661,665.12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2 areas- 4 cameras_Router placement</text:p>
          </table:table-cell>
          <table:table-cell table:number-columns-repeated="2"/>
          <table:table-cell table:style-name="ce23" office:value-type="string" calcext:value-type="string">
            <text:p>2 areas- 8 cameras_Cloud placement</text:p>
          </table:table-cell>
          <table:table-cell table:number-columns-repeated="2"/>
          <table:table-cell table:style-name="ce23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45666.2334183" calcext:value-type="float">
            <text:p>13,345,666.233</text:p>
          </table:table-cell>
          <table:table-cell office:value-type="float" office:value="13353815.5066326" calcext:value-type="float">
            <text:p>13,353,815.507</text:p>
          </table:table-cell>
          <table:table-cell office:value-type="float" office:value="13348870.4895407" calcext:value-type="float">
            <text:p>13,348,870.490</text:p>
          </table:table-cell>
          <table:table-cell office:value-type="float" office:value="14702833.0819332" calcext:value-type="float">
            <text:p>14,702,833.082</text:p>
          </table:table-cell>
          <table:table-cell office:value-type="float" office:value="14714083.6644737" calcext:value-type="float">
            <text:p>14,714,083.664</text:p>
          </table:table-cell>
          <table:table-cell office:value-type="float" office:value="14707742.6292325" calcext:value-type="float">
            <text:p>14,707,742.629</text:p>
          </table:table-cell>
          <table:table-cell office:value-type="float" office:value="15319480.5602793" calcext:value-type="float">
            <text:p>15,319,480.560</text:p>
          </table:table-cell>
          <table:table-cell office:value-type="float" office:value="15324090.0651924" calcext:value-type="float">
            <text:p>15,324,090.065</text:p>
          </table:table-cell>
          <table:table-cell office:value-type="float" office:value="15321280.590052" calcext:value-type="float">
            <text:p>15,321,280.5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 table:number-columns-repeated="6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738" calcext:value-type="float">
            <text:p>738.000</text:p>
          </table:table-cell>
          <table:table-cell office:value-type="float" office:value="780" calcext:value-type="float">
            <text:p>780.000</text:p>
          </table:table-cell>
          <table:table-cell office:value-type="float" office:value="761.571428571429" calcext:value-type="float">
            <text:p>761.571</text:p>
          </table:table-cell>
          <table:table-cell office:value-type="float" office:value="1734" calcext:value-type="float">
            <text:p>1,734.000</text:p>
          </table:table-cell>
          <table:table-cell office:value-type="float" office:value="1847" calcext:value-type="float">
            <text:p>1,847.000</text:p>
          </table:table-cell>
          <table:table-cell office:value-type="float" office:value="1781.28571428571" calcext:value-type="float">
            <text:p>1,781.286</text:p>
          </table:table-cell>
          <table:table-cell office:value-type="float" office:value="2984" calcext:value-type="float">
            <text:p>2,984.000</text:p>
          </table:table-cell>
          <table:table-cell office:value-type="float" office:value="3081" calcext:value-type="float">
            <text:p>3,081.000</text:p>
          </table:table-cell>
          <table:table-cell office:value-type="float" office:value="3025.57142857143" calcext:value-type="float">
            <text:p>3,025.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75" calcext:value-type="float">
            <text:p>5.357</text:p>
          </table:table-cell>
          <table:table-cell office:value-type="float" office:value="106.388662799712" calcext:value-type="float">
            <text:p>106.389</text:p>
          </table:table-cell>
          <table:table-cell office:value-type="float" office:value="106.389830366744" calcext:value-type="float">
            <text:p>106.390</text:p>
          </table:table-cell>
          <table:table-cell office:value-type="float" office:value="106.389110607652" calcext:value-type="float">
            <text:p>106.389</text:p>
          </table:table-cell>
          <table:table-cell office:value-type="float" office:value="1183.20429209979" calcext:value-type="float">
            <text:p>1,183.204</text:p>
          </table:table-cell>
          <table:table-cell office:value-type="float" office:value="1183.22625107802" calcext:value-type="float">
            <text:p>1,183.226</text:p>
          </table:table-cell>
          <table:table-cell office:value-type="float" office:value="1183.21683595059" calcext:value-type="float">
            <text:p>1,183.2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0723922788267945" calcext:value-type="float">
            <text:p>0.072</text:p>
          </table:table-cell>
          <table:table-cell office:value-type="float" office:value="0.105361516903789" calcext:value-type="float">
            <text:p>0.105</text:p>
          </table:table-cell>
          <table:table-cell office:value-type="float" office:value="0.0833799960192986" calcext:value-type="float">
            <text:p>0.083</text:p>
          </table:table-cell>
          <table:table-cell office:value-type="float" office:value="0.0665754608301352" calcext:value-type="float">
            <text:p>0.067</text:p>
          </table:table-cell>
          <table:table-cell office:value-type="float" office:value="0.118087917196206" calcext:value-type="float">
            <text:p>0.118</text:p>
          </table:table-cell>
          <table:table-cell office:value-type="float" office:value="0.0901375343097397" calcext:value-type="float">
            <text:p>0.0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 office:value-type="float" office:value="0.0414350757758685" calcext:value-type="float">
            <text:p>0.041</text:p>
          </table:table-cell>
          <table:table-cell office:value-type="float" office:value="0.0908239171445001" calcext:value-type="float">
            <text:p>0.091</text:p>
          </table:table-cell>
          <table:table-cell office:value-type="float" office:value="0.0659244837780682" calcext:value-type="float">
            <text:p>0.066</text:p>
          </table:table-cell>
          <table:table-cell office:value-type="float" office:value="0.0270753445235648" calcext:value-type="float">
            <text:p>0.027</text:p>
          </table:table-cell>
          <table:table-cell office:value-type="float" office:value="0.11100571408425" calcext:value-type="float">
            <text:p>0.111</text:p>
          </table:table-cell>
          <table:table-cell office:value-type="float" office:value="0.0620831909869362" calcext:value-type="float">
            <text:p>0.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0460002914464918" calcext:value-type="float">
            <text:p>0.046</text:p>
          </table:table-cell>
          <table:table-cell office:value-type="float" office:value="0.0851100579307916" calcext:value-type="float">
            <text:p>0.085</text:p>
          </table:table-cell>
          <table:table-cell office:value-type="float" office:value="0.0601418509045772" calcext:value-type="float">
            <text:p>0.060</text:p>
          </table:table-cell>
          <table:table-cell office:value-type="float" office:value="0.0589285714523273" calcext:value-type="float">
            <text:p>0.059</text:p>
          </table:table-cell>
          <table:table-cell office:value-type="float" office:value="0.133929066997936" calcext:value-type="float">
            <text:p>0.134</text:p>
          </table:table-cell>
          <table:table-cell office:value-type="float" office:value="0.0965562819775954" calcext:value-type="float">
            <text:p>0.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72775.1428571598" calcext:value-type="float">
            <text:p>72,775.143</text:p>
          </table:table-cell>
          <table:table-cell office:value-type="float" office:value="95881.9428571477" calcext:value-type="float">
            <text:p>95,881.943</text:p>
          </table:table-cell>
          <table:table-cell office:value-type="float" office:value="81860.6285714431" calcext:value-type="float">
            <text:p>81,860.629</text:p>
          </table:table-cell>
          <table:table-cell office:value-type="float" office:value="3920944.43481671" calcext:value-type="float">
            <text:p>3,920,944.435</text:p>
          </table:table-cell>
          <table:table-cell office:value-type="float" office:value="3952844.82075382" calcext:value-type="float">
            <text:p>3,952,844.821</text:p>
          </table:table-cell>
          <table:table-cell office:value-type="float" office:value="3934865.17652582" calcext:value-type="float">
            <text:p>3,934,865.177</text:p>
          </table:table-cell>
          <table:table-cell office:value-type="float" office:value="5669413.23414091" calcext:value-type="float">
            <text:p>5,669,413.234</text:p>
          </table:table-cell>
          <table:table-cell office:value-type="float" office:value="5682483.22275687" calcext:value-type="float">
            <text:p>5,682,483.223</text:p>
          </table:table-cell>
          <table:table-cell office:value-type="float" office:value="5674517.11602877" calcext:value-type="float">
            <text:p>5,674,517.1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21395.04" calcext:value-type="float">
            <text:p>21,395.040</text:p>
          </table:table-cell>
          <table:table-cell office:value-type="float" office:value="22965.84" calcext:value-type="float">
            <text:p>22,965.840</text:p>
          </table:table-cell>
          <table:table-cell office:value-type="float" office:value="22377.1542857143" calcext:value-type="float">
            <text:p>22,377.154</text:p>
          </table:table-cell>
          <table:table-cell table:number-columns-repeated="3" office:value-type="float" office:value="661667.08" calcext:value-type="float">
            <text:p>661,667.080</text:p>
          </table:table-cell>
          <table:table-cell table:number-columns-repeated="3" office:value-type="float" office:value="1044811.24" calcext:value-type="float">
            <text:p>1,044,811.24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21]+[.D22]+[.D23]+[.D24]" office:value-type="float" office:value="16078611.2351407" calcext:value-type="float">
            <text:p>16,078,611.235</text:p>
          </table:table-cell>
          <table:table-cell table:style-name="ce8" table:number-columns-repeated="2"/>
          <table:table-cell table:style-name="ce8" table:formula="of:=[.G21]+[.G22]+[.G23]+[.G24]" office:value-type="float" office:value="17222858.0002325" calcext:value-type="float">
            <text:p>17,222,858.000</text:p>
          </table:table-cell>
          <table:table-cell table:style-name="ce8" table:number-columns-repeated="2"/>
          <table:table-cell table:style-name="ce8" table:formula="of:=[.J21]+[.J22]+[.J23]+[.J24]" office:value-type="float" office:value="17836395.961052" calcext:value-type="float">
            <text:p>17,836,395.96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4 areas- 4 cameras_Router placement</text:p>
          </table:table-cell>
          <table:table-cell table:number-columns-repeated="2"/>
          <table:table-cell table:style-name="ce23" office:value-type="string" calcext:value-type="string">
            <text:p>4 areas- 8 cameras_Cloud placement</text:p>
          </table:table-cell>
          <table:table-cell table:number-columns-repeated="2"/>
          <table:table-cell table:style-name="ce23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13369012.9905611" calcext:value-type="float">
            <text:p>13,369,012.991</text:p>
          </table:table-cell>
          <table:table-cell office:value-type="float" office:value="13401419.2843112" calcext:value-type="float">
            <text:p>13,401,419.284</text:p>
          </table:table-cell>
          <table:table-cell office:value-type="float" office:value="13381239.0970663" calcext:value-type="float">
            <text:p>13,381,239.097</text:p>
          </table:table-cell>
          <table:table-cell office:value-type="float" office:value="15319059.3195766" calcext:value-type="float">
            <text:p>15,319,059.320</text:p>
          </table:table-cell>
          <table:table-cell office:value-type="float" office:value="15322210.5759822" calcext:value-type="float">
            <text:p>15,322,210.576</text:p>
          </table:table-cell>
          <table:table-cell office:value-type="float" office:value="15320803.9311976" calcext:value-type="float">
            <text:p>15,320,803.931</text:p>
          </table:table-cell>
          <table:table-cell office:value-type="float" office:value="15319521.6108844" calcext:value-type="float">
            <text:p>15,319,521.611</text:p>
          </table:table-cell>
          <table:table-cell office:value-type="float" office:value="15323754.3213331" calcext:value-type="float">
            <text:p>15,323,754.321</text:p>
          </table:table-cell>
          <table:table-cell office:value-type="float" office:value="15321282.5254208" calcext:value-type="float">
            <text:p>15,321,282.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3" office:value-type="float" office:value="1048958.3746" calcext:value-type="float">
            <text:p>1,048,958.375</text:p>
          </table:table-cell>
          <table:table-cell table:number-columns-repeated="6" office:value-type="float" office:value="834332.999999999" calcext:value-type="float">
            <text:p>834,333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846449.371000042" calcext:value-type="float">
            <text:p>846,449.3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206" calcext:value-type="float">
            <text:p>1,206.000</text:p>
          </table:table-cell>
          <table:table-cell office:value-type="float" office:value="1274" calcext:value-type="float">
            <text:p>1,274.000</text:p>
          </table:table-cell>
          <table:table-cell office:value-type="float" office:value="1239" calcext:value-type="float">
            <text:p>1,239.000</text:p>
          </table:table-cell>
          <table:table-cell office:value-type="float" office:value="2852" calcext:value-type="float">
            <text:p>2,852.000</text:p>
          </table:table-cell>
          <table:table-cell office:value-type="float" office:value="3048" calcext:value-type="float">
            <text:p>3,048.000</text:p>
          </table:table-cell>
          <table:table-cell office:value-type="float" office:value="2946.57142857143" calcext:value-type="float">
            <text:p>2,946.571</text:p>
          </table:table-cell>
          <table:table-cell office:value-type="float" office:value="3930" calcext:value-type="float">
            <text:p>3,930.000</text:p>
          </table:table-cell>
          <table:table-cell office:value-type="float" office:value="4133" calcext:value-type="float">
            <text:p>4,133.000</text:p>
          </table:table-cell>
          <table:table-cell office:value-type="float" office:value="4058.71428571429" calcext:value-type="float">
            <text:p>4,058.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608" calcext:value-type="float">
            <text:p>5.357</text:p>
          </table:table-cell>
          <table:table-cell office:value-type="float" office:value="1183.20421388777" calcext:value-type="float">
            <text:p>1,183.204</text:p>
          </table:table-cell>
          <table:table-cell office:value-type="float" office:value="1183.22620694796" calcext:value-type="float">
            <text:p>1,183.226</text:p>
          </table:table-cell>
          <table:table-cell office:value-type="float" office:value="1183.21057146326" calcext:value-type="float">
            <text:p>1,183.211</text:p>
          </table:table-cell>
          <table:table-cell office:value-type="float" office:value="3104.49257855278" calcext:value-type="float">
            <text:p>3,104.493</text:p>
          </table:table-cell>
          <table:table-cell office:value-type="float" office:value="3104.55378426395" calcext:value-type="float">
            <text:p>3,104.554</text:p>
          </table:table-cell>
          <table:table-cell office:value-type="float" office:value="3104.53621149672" calcext:value-type="float">
            <text:p>3,104.5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1000000000036" calcext:value-type="float">
            <text:p>3.110</text:p>
          </table:table-cell>
          <table:table-cell table:number-columns-repeated="6" office:value-type="float" office:value="105.130000000001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348" calcext:value-type="float">
            <text:p>2.957</text:p>
          </table:table-cell>
          <table:table-cell office:value-type="float" office:value="0.0885597264151489" calcext:value-type="float">
            <text:p>0.089</text:p>
          </table:table-cell>
          <table:table-cell office:value-type="float" office:value="0.119482653349575" calcext:value-type="float">
            <text:p>0.119</text:p>
          </table:table-cell>
          <table:table-cell office:value-type="float" office:value="0.106503479231768" calcext:value-type="float">
            <text:p>0.107</text:p>
          </table:table-cell>
          <table:table-cell office:value-type="float" office:value="0.0663707469471139" calcext:value-type="float">
            <text:p>0.066</text:p>
          </table:table-cell>
          <table:table-cell office:value-type="float" office:value="0.108493316229127" calcext:value-type="float">
            <text:p>0.108</text:p>
          </table:table-cell>
          <table:table-cell office:value-type="float" office:value="0.0844858279038138" calcext:value-type="float">
            <text:p>0.0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05580357143481" calcext:value-type="float">
            <text:p>0.106</text:p>
          </table:table-cell>
          <table:table-cell office:value-type="float" office:value="0.0341897482616506" calcext:value-type="float">
            <text:p>0.034</text:p>
          </table:table-cell>
          <table:table-cell office:value-type="float" office:value="0.0902199826212135" calcext:value-type="float">
            <text:p>0.090</text:p>
          </table:table-cell>
          <table:table-cell office:value-type="float" office:value="0.0592920999589766" calcext:value-type="float">
            <text:p>0.059</text:p>
          </table:table-cell>
          <table:table-cell office:value-type="float" office:value="0.0351958281070767" calcext:value-type="float">
            <text:p>0.035</text:p>
          </table:table-cell>
          <table:table-cell office:value-type="float" office:value="0.0809908625602149" calcext:value-type="float">
            <text:p>0.081</text:p>
          </table:table-cell>
          <table:table-cell office:value-type="float" office:value="0.0548827173523284" calcext:value-type="float">
            <text:p>0.0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01" calcext:value-type="float">
            <text:p>1.529</text:p>
          </table:table-cell>
          <table:table-cell office:value-type="float" office:value="0.0592912946424492" calcext:value-type="float">
            <text:p>0.059</text:p>
          </table:table-cell>
          <table:table-cell office:value-type="float" office:value="0.133928769194233" calcext:value-type="float">
            <text:p>0.134</text:p>
          </table:table-cell>
          <table:table-cell office:value-type="float" office:value="0.102095110662757" calcext:value-type="float">
            <text:p>0.102</text:p>
          </table:table-cell>
          <table:table-cell office:value-type="float" office:value="0.0737875802179905" calcext:value-type="float">
            <text:p>0.074</text:p>
          </table:table-cell>
          <table:table-cell office:value-type="float" office:value="0.106464930966491" calcext:value-type="float">
            <text:p>0.106</text:p>
          </table:table-cell>
          <table:table-cell office:value-type="float" office:value="0.0919662788878748" calcext:value-type="float">
            <text:p>0.0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10000000000036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138973.542857185" calcext:value-type="float">
            <text:p>138,973.543</text:p>
          </table:table-cell>
          <table:table-cell office:value-type="float" office:value="230859.742857173" calcext:value-type="float">
            <text:p>230,859.743</text:p>
          </table:table-cell>
          <table:table-cell office:value-type="float" office:value="173639.971428612" calcext:value-type="float">
            <text:p>173,639.971</text:p>
          </table:table-cell>
          <table:table-cell office:value-type="float" office:value="5668218.83012386" calcext:value-type="float">
            <text:p>5,668,218.830</text:p>
          </table:table-cell>
          <table:table-cell office:value-type="float" office:value="5677154.03815979" calcext:value-type="float">
            <text:p>5,677,154.038</text:p>
          </table:table-cell>
          <table:table-cell office:value-type="float" office:value="5673165.57699874" calcext:value-type="float">
            <text:p>5,673,165.577</text:p>
          </table:table-cell>
          <table:table-cell office:value-type="float" office:value="5669529.63079352" calcext:value-type="float">
            <text:p>5,669,529.631</text:p>
          </table:table-cell>
          <table:table-cell office:value-type="float" office:value="5681531.24016793" calcext:value-type="float">
            <text:p>5,681,531.240</text:p>
          </table:table-cell>
          <table:table-cell office:value-type="float" office:value="5674522.6036565" calcext:value-type="float">
            <text:p>5,674,522.6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42280.08" calcext:value-type="float">
            <text:p>42,280.080</text:p>
          </table:table-cell>
          <table:table-cell office:value-type="float" office:value="45932.08" calcext:value-type="float">
            <text:p>45,932.080</text:p>
          </table:table-cell>
          <table:table-cell office:value-type="float" office:value="44544.7657142857" calcext:value-type="float">
            <text:p>44,544.766</text:p>
          </table:table-cell>
          <table:table-cell table:number-columns-repeated="3" office:value-type="float" office:value="1044815.16" calcext:value-type="float">
            <text:p>1,044,815.160</text:p>
          </table:table-cell>
          <table:table-cell table:number-columns-repeated="3" office:value-type="float" office:value="1095783.48" calcext:value-type="float">
            <text:p>1,095,783.48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- 4 _Router</text:p>
          </table:table-cell>
          <table:table-cell office:value-type="float" office:value="13336357.5344388" calcext:value-type="float">
            <text:p>13,336,357.53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1 - 8 _Proxy</text:p>
          </table:table-cell>
          <table:table-cell office:value-type="float" office:value="13333073.531229" calcext:value-type="float">
            <text:p>13,333,073.53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1 - 16 _Cloud</text:p>
          </table:table-cell>
          <table:table-cell office:value-type="float" office:value="15134930.6907867" calcext:value-type="float">
            <text:p>15,134,930.69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2 - 4 _Router</text:p>
          </table:table-cell>
          <table:table-cell office:value-type="float" office:value="13351956.5479592" calcext:value-type="float">
            <text:p>13,351,956.5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2 - 8 _Cloud</text:p>
          </table:table-cell>
          <table:table-cell office:value-type="float" office:value="15137757.9995984" calcext:value-type="float">
            <text:p>15,137,758.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2 - 16 _Cloud</text:p>
          </table:table-cell>
          <table:table-cell office:value-type="float" office:value="16033480.577494" calcext:value-type="float">
            <text:p>16,033,480.57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4 - 4 _Router</text:p>
          </table:table-cell>
          <table:table-cell office:value-type="float" office:value="13380850.072449" calcext:value-type="float">
            <text:p>13,380,850.07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4 - 8 _Cloud</text:p>
          </table:table-cell>
          <table:table-cell office:value-type="float" office:value="16033559.0539868" calcext:value-type="float">
            <text:p>16,033,559.05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string" calcext:value-type="string">
            <text:p>4 - 16 _Cloud</text:p>
          </table:table-cell>
          <table:table-cell office:value-type="float" office:value="16033960.9886641" calcext:value-type="float">
            <text:p>16,033,960.989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_simulation_time" table:style-name="ta4">
        <table:table-column table:style-name="co13" table:default-cell-style-name="ce2"/>
        <table:table-column table:style-name="co24" table:default-cell-style-name="ce2"/>
        <table:table-column table:style-name="co2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4" table:default-cell-style-name="ce2"/>
        <table:table-column table:style-name="co26" table:default-cell-style-name="ce2"/>
        <table:table-column table:style-name="co2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7" table:number-columns-repeated="1010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1 area- 4 cameras_Router placement</text:p>
          </table:table-cell>
          <table:table-cell table:number-columns-repeated="2"/>
          <table:table-cell table:style-name="ce23" office:value-type="string" calcext:value-type="string">
            <text:p>1 area- 8 cameras_Proxy placement</text:p>
          </table:table-cell>
          <table:table-cell table:number-columns-repeated="2"/>
          <table:table-cell table:style-name="ce23" office:value-type="string" calcext:value-type="string">
            <text:p>1 area- 16 cameras_Cloud placement</text:p>
          </table:table-cell>
          <table:table-cell table:number-columns-repeated="3"/>
          <table:table-cell table:style-name="ce23" office:value-type="string" calcext:value-type="string">
            <text:p>1area_8_cameras_User_defined_prox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/>
          <table:table-cell table:style-name="ce6"/>
          <table:table-cell office:value-type="float" office:value="2668747.0723004" calcext:value-type="float">
            <text:p>2,668,747.072</text:p>
          </table:table-cell>
          <table:table-cell table:style-name="ce6"/>
          <table:table-cell table:number-columns-repeated="1010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3" office:value-type="float" office:value="2669186.16862245" calcext:value-type="float">
            <text:p>2,669,186.169</text:p>
          </table:table-cell>
          <table:table-cell table:number-columns-repeated="3" office:value-type="float" office:value="2668747.0723004" calcext:value-type="float">
            <text:p>2,668,747.072</text:p>
          </table:table-cell>
          <table:table-cell table:number-columns-repeated="3" office:value-type="float" office:value="3007807.43571444" calcext:value-type="float">
            <text:p>3,007,807.436</text:p>
          </table:table-cell>
          <table:table-cell table:style-name="ce7" table:number-columns-repeated="2"/>
          <table:table-cell office:value-type="float" office:value="214678.000000006" calcext:value-type="float">
            <text:p>214,678.0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3" office:value-type="float" office:value="166866.6" calcext:value-type="float">
            <text:p>166,866.600</text:p>
          </table:table-cell>
          <table:table-cell table:number-columns-repeated="3" office:value-type="float" office:value="214678.000000006" calcext:value-type="float">
            <text:p>214,678.000</text:p>
          </table:table-cell>
          <table:table-cell table:number-columns-repeated="3" office:value-type="float" office:value="166866.6" calcext:value-type="float">
            <text:p>166,866.600</text:p>
          </table:table-cell>
          <table:table-cell table:style-name="ce7" table:number-columns-repeated="2"/>
          <table:table-cell office:value-type="float" office:value="166866.6" calcext:value-type="float">
            <text:p>166,866.6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Router Energy</text:p>
          </table:table-cell>
          <table:table-cell table:number-columns-repeated="3" office:value-type="float" office:value="209917.350600001" calcext:value-type="float">
            <text:p>209,917.351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style-name="ce7" table:number-columns-repeated="2"/>
          <table:table-cell office:value-type="float" office:value="169419.771" calcext:value-type="float">
            <text:p>169,419.771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style-name="ce7" table:number-columns-repeated="2"/>
          <table:table-cell office:value-type="float" office:value="58504" calcext:value-type="float">
            <text:p>58,504.0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68" calcext:value-type="float">
            <text:p>168.000</text:p>
          </table:table-cell>
          <table:table-cell office:value-type="float" office:value="215" calcext:value-type="float">
            <text:p>215.000</text:p>
          </table:table-cell>
          <table:table-cell office:value-type="float" office:value="189.142857142857" calcext:value-type="float">
            <text:p>189.143</text:p>
          </table:table-cell>
          <table:table-cell office:value-type="float" office:value="56196" calcext:value-type="float">
            <text:p>56,196.000</text:p>
          </table:table-cell>
          <table:table-cell office:value-type="float" office:value="58172" calcext:value-type="float">
            <text:p>58,172.000</text:p>
          </table:table-cell>
          <table:table-cell office:value-type="float" office:value="57343" calcext:value-type="float">
            <text:p>57,343.000</text:p>
          </table:table-cell>
          <table:table-cell office:value-type="float" office:value="618" calcext:value-type="float">
            <text:p>618.000</text:p>
          </table:table-cell>
          <table:table-cell office:value-type="float" office:value="795" calcext:value-type="float">
            <text:p>795.000</text:p>
          </table:table-cell>
          <table:table-cell office:value-type="float" office:value="710.285714285714" calcext:value-type="float">
            <text:p>710.286</text:p>
          </table:table-cell>
          <table:table-cell table:style-name="ce7" table:number-columns-repeated="2"/>
          <table:table-cell office:value-type="float" office:value="629.088913838997" calcext:value-type="float">
            <text:p>629.089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296" calcext:value-type="float">
            <text:p>5.357</text:p>
          </table:table-cell>
          <table:table-cell table:number-columns-repeated="3" office:value-type="float" office:value="629.088913838997" calcext:value-type="float">
            <text:p>629.089</text:p>
          </table:table-cell>
          <table:table-cell table:number-columns-repeated="3" office:value-type="float" office:value="106.441805080014" calcext:value-type="float">
            <text:p>106.442</text:p>
          </table:table-cell>
          <table:table-cell table:style-name="ce7" table:number-columns-repeated="2"/>
          <table:table-cell office:value-type="float" office:value="5.11999999999995" calcext:value-type="float">
            <text:p>5.12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96" calcext:value-type="float">
            <text:p>3.110</text:p>
          </table:table-cell>
          <table:table-cell table:number-columns-repeated="3" office:value-type="float" office:value="5.11999999999995" calcext:value-type="float">
            <text:p>5.120</text:p>
          </table:table-cell>
          <table:table-cell table:number-columns-repeated="3" office:value-type="float" office:value="105.13" calcext:value-type="float">
            <text:p>105.130</text:p>
          </table:table-cell>
          <table:table-cell table:style-name="ce7" table:number-columns-repeated="2"/>
          <table:table-cell office:value-type="float" office:value="1219.24823411099" calcext:value-type="float">
            <text:p>1,219.248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28" calcext:value-type="float">
            <text:p>2.957</text:p>
          </table:table-cell>
          <table:table-cell table:number-columns-repeated="3" office:value-type="float" office:value="1219.24823411099" calcext:value-type="float">
            <text:p>1,219.248</text:p>
          </table:table-cell>
          <table:table-cell table:number-columns-repeated="3" office:value-type="float" office:value="0.12264607788629" calcext:value-type="float">
            <text:p>0.123</text:p>
          </table:table-cell>
          <table:table-cell table:style-name="ce7" table:number-columns-repeated="2"/>
          <table:table-cell office:value-type="float" office:value="0.111160714285688" calcext:value-type="float">
            <text:p>0.111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6" office:value-type="float" office:value="0.111160714285688" calcext:value-type="float">
            <text:p>0.111</text:p>
          </table:table-cell>
          <table:table-cell table:number-columns-repeated="3" office:value-type="float" office:value="0.105952380952294" calcext:value-type="float">
            <text:p>0.106</text:p>
          </table:table-cell>
          <table:table-cell table:style-name="ce7" table:number-columns-repeated="2"/>
          <table:table-cell office:value-type="float" office:value="5.89684891994459" calcext:value-type="float">
            <text:p>5.897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47" calcext:value-type="float">
            <text:p>1.529</text:p>
          </table:table-cell>
          <table:table-cell table:number-columns-repeated="3" office:value-type="float" office:value="5.89684891994459" calcext:value-type="float">
            <text:p>5.897</text:p>
          </table:table-cell>
          <table:table-cell table:number-columns-repeated="3" office:value-type="float" office:value="0.109130428405613" calcext:value-type="float">
            <text:p>0.109</text:p>
          </table:table-cell>
          <table:table-cell table:style-name="ce7" table:number-columns-repeated="2"/>
          <table:table-cell office:value-type="float" office:value="2.09999999999991" calcext:value-type="float">
            <text:p>2.1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style-name="ce7" table:number-columns-repeated="2"/>
          <table:table-cell office:value-type="float" office:value="6730.02655246192" calcext:value-type="float">
            <text:p>6,730.027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3" office:value-type="float" office:value="7352.54285714205" calcext:value-type="float">
            <text:p>7,352.543</text:p>
          </table:table-cell>
          <table:table-cell table:number-columns-repeated="3" office:value-type="float" office:value="6730.02655246192" calcext:value-type="float">
            <text:p>6,730.027</text:p>
          </table:table-cell>
          <table:table-cell table:number-columns-repeated="3" office:value-type="float" office:value="487423.200000161" calcext:value-type="float">
            <text:p>487,423.200</text:p>
          </table:table-cell>
          <table:table-cell table:style-name="ce7" table:number-columns-repeated="2"/>
          <table:table-cell office:value-type="float" office:value="18149.1" calcext:value-type="float">
            <text:p>18,149.100</text:p>
          </table:table-cell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10973.6" calcext:value-type="float">
            <text:p>10,973.600</text:p>
          </table:table-cell>
          <table:table-cell table:number-columns-repeated="3" office:value-type="float" office:value="18149.1" calcext:value-type="float">
            <text:p>18,149.100</text:p>
          </table:table-cell>
          <table:table-cell table:number-columns-repeated="3" office:value-type="float" office:value="645389.6" calcext:value-type="float">
            <text:p>645,389.600</text:p>
          </table:table-cell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2"/>
          <table:table-cell table:style-name="ce8" table:formula="of:=[.D4]+[.D5]+[.D6]+[.D7]" office:value-type="float" office:value="3215389.89022245" calcext:value-type="float">
            <text:p>3,215,389.890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2 areas- 4 cameras_Router placement</text:p>
          </table:table-cell>
          <table:table-cell table:number-columns-repeated="2"/>
          <table:table-cell table:style-name="ce23" office:value-type="string" calcext:value-type="string">
            <text:p>2 areas- 8 cameras_Cloud placement</text:p>
          </table:table-cell>
          <table:table-cell table:number-columns-repeated="2"/>
          <table:table-cell table:style-name="ce23" office:value-type="string" calcext:value-type="string">
            <text:p>2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3" office:value-type="float" office:value="2674734.22576531" calcext:value-type="float">
            <text:p>2,674,734.226</text:p>
          </table:table-cell>
          <table:table-cell table:number-columns-repeated="3" office:value-type="float" office:value="3007807.43571444" calcext:value-type="float">
            <text:p>3,007,807.436</text:p>
          </table:table-cell>
          <table:table-cell table:number-columns-repeated="3" office:value-type="float" office:value="3177572.2285721" calcext:value-type="float">
            <text:p>3,177,572.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2)</text:p>
          </table:table-cell>
          <table:table-cell table:number-columns-repeated="3" office:value-type="float" office:value="209917.350600001" calcext:value-type="float">
            <text:p>209,917.351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252" calcext:value-type="float">
            <text:p>252.000</text:p>
          </table:table-cell>
          <table:table-cell office:value-type="float" office:value="280" calcext:value-type="float">
            <text:p>280.000</text:p>
          </table:table-cell>
          <table:table-cell office:value-type="float" office:value="265.142857142857" calcext:value-type="float">
            <text:p>265.143</text:p>
          </table:table-cell>
          <table:table-cell office:value-type="float" office:value="594" calcext:value-type="float">
            <text:p>594.000</text:p>
          </table:table-cell>
          <table:table-cell office:value-type="float" office:value="645" calcext:value-type="float">
            <text:p>645.000</text:p>
          </table:table-cell>
          <table:table-cell office:value-type="float" office:value="622.428571428571" calcext:value-type="float">
            <text:p>622.429</text:p>
          </table:table-cell>
          <table:table-cell office:value-type="float" office:value="867" calcext:value-type="float">
            <text:p>867.000</text:p>
          </table:table-cell>
          <table:table-cell office:value-type="float" office:value="992" calcext:value-type="float">
            <text:p>992.000</text:p>
          </table:table-cell>
          <table:table-cell office:value-type="float" office:value="921" calcext:value-type="float">
            <text:p>921.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3" office:value-type="float" office:value="5.35714285714302" calcext:value-type="float">
            <text:p>5.357</text:p>
          </table:table-cell>
          <table:table-cell table:number-columns-repeated="3" office:value-type="float" office:value="106.441805080014" calcext:value-type="float">
            <text:p>106.442</text:p>
          </table:table-cell>
          <table:table-cell table:number-columns-repeated="3" office:value-type="float" office:value="308.260897620447" calcext:value-type="float">
            <text:p>308.2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3" office:value-type="float" office:value="3.10999999999996" calcext:value-type="float">
            <text:p>3.110</text:p>
          </table:table-cell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3" office:value-type="float" office:value="2.9571428571428" calcext:value-type="float">
            <text:p>2.957</text:p>
          </table:table-cell>
          <table:table-cell table:number-columns-repeated="3" office:value-type="float" office:value="0.12264607788629" calcext:value-type="float">
            <text:p>0.123</text:p>
          </table:table-cell>
          <table:table-cell table:number-columns-repeated="3" office:value-type="float" office:value="0.15595238095231" calcext:value-type="float">
            <text:p>0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3" office:value-type="float" office:value="0.111160714285688" calcext:value-type="float">
            <text:p>0.111</text:p>
          </table:table-cell>
          <table:table-cell table:number-columns-repeated="3" office:value-type="float" office:value="0.105952380952294" calcext:value-type="float">
            <text:p>0.106</text:p>
          </table:table-cell>
          <table:table-cell table:number-columns-repeated="3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3" office:value-type="float" office:value="1.52857142857147" calcext:value-type="float">
            <text:p>1.529</text:p>
          </table:table-cell>
          <table:table-cell table:number-columns-repeated="3" office:value-type="float" office:value="0.109130428405613" calcext:value-type="float">
            <text:p>0.109</text:p>
          </table:table-cell>
          <table:table-cell table:number-columns-repeated="3" office:value-type="float" office:value="0.152483259594016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3" office:value-type="float" office:value="15218.1428571412" calcext:value-type="float">
            <text:p>15,218.143</text:p>
          </table:table-cell>
          <table:table-cell table:number-columns-repeated="3" office:value-type="float" office:value="487423.200000161" calcext:value-type="float">
            <text:p>487,423.2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21949.2" calcext:value-type="float">
            <text:p>21,949.200</text:p>
          </table:table-cell>
          <table:table-cell table:number-columns-repeated="3" office:value-type="float" office:value="645391.4" calcext:value-type="float">
            <text:p>645,391.400</text:p>
          </table:table-cell>
          <table:table-cell table:number-columns-repeated="3" office:value-type="float" office:value="1018584.2" calcext:value-type="float">
            <text:p>1,018,584.2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string" calcext:value-type="string">
            <text:p>4 areas- 4 cameras_Router placement</text:p>
          </table:table-cell>
          <table:table-cell table:number-columns-repeated="2"/>
          <table:table-cell table:style-name="ce23" office:value-type="string" calcext:value-type="string">
            <text:p>4 areas- 8 cameras_Cloud placement</text:p>
          </table:table-cell>
          <table:table-cell table:number-columns-repeated="2"/>
          <table:table-cell table:style-name="ce23" office:value-type="string" calcext:value-type="string">
            <text:p>4 areas- 16 cameras_Cloud place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oud Energy</text:p>
          </table:table-cell>
          <table:table-cell table:number-columns-repeated="9" office:value-type="float" office:value="3177572.2285721" calcext:value-type="float">
            <text:p>3,177,572.2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uter Energy (*4)</text:p>
          </table:table-cell>
          <table:table-cell table:number-columns-repeated="9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bile Energy</text:p>
          </table:table-cell>
          <table:table-cell table:number-columns-repeated="9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877" calcext:value-type="float">
            <text:p>877.000</text:p>
          </table:table-cell>
          <table:table-cell office:value-type="float" office:value="983" calcext:value-type="float">
            <text:p>983.000</text:p>
          </table:table-cell>
          <table:table-cell office:value-type="float" office:value="914" calcext:value-type="float">
            <text:p>914.000</text:p>
          </table:table-cell>
          <table:table-cell office:value-type="float" office:value="866" calcext:value-type="float">
            <text:p>866.000</text:p>
          </table:table-cell>
          <table:table-cell office:value-type="float" office:value="960" calcext:value-type="float">
            <text:p>960.000</text:p>
          </table:table-cell>
          <table:table-cell office:value-type="float" office:value="915" calcext:value-type="float">
            <text:p>915.000</text:p>
          </table:table-cell>
          <table:table-cell office:value-type="float" office:value="1048" calcext:value-type="float">
            <text:p>1,048.000</text:p>
          </table:table-cell>
          <table:table-cell office:value-type="float" office:value="1243" calcext:value-type="float">
            <text:p>1,243.000</text:p>
          </table:table-cell>
          <table:table-cell office:value-type="float" office:value="1127.85714285714" calcext:value-type="float">
            <text:p>1,127.8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1</text:p>
          </table:table-cell>
          <table:table-cell table:number-columns-repeated="6" office:value-type="float" office:value="308.260897620447" calcext:value-type="float">
            <text:p>308.261</text:p>
          </table:table-cell>
          <table:table-cell table:number-columns-repeated="3" office:value-type="float" office:value="667.045873123985" calcext:value-type="float">
            <text:p>667.0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2</text:p>
          </table:table-cell>
          <table:table-cell table:number-columns-repeated="9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ON_VIDEO_STREAM</text:p>
          </table:table-cell>
          <table:table-cell table:number-columns-repeated="9" office:value-type="float" office:value="0.15595238095231" calcext:value-type="float">
            <text:p>0.1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9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9" office:value-type="float" office:value="0.152483259594016" calcext:value-type="float">
            <text:p>0.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9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st of execution in cloud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2" office:value-type="float" office:value="728102.400000328" calcext:value-type="float">
            <text:p>728,102.400</text:p>
          </table:table-cell>
          <table:table-cell office:value-type="float" office:value="728102.400000327" calcext:value-type="float">
            <text:p>728,102.4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network usage</text:p>
          </table:table-cell>
          <table:table-cell table:number-columns-repeated="3" office:value-type="float" office:value="1018584.2" calcext:value-type="float">
            <text:p>1,018,584.200</text:p>
          </table:table-cell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otal energy consumption</text:p>
          </table:table-cell>
          <table:table-cell table:style-name="ce8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4 areas- 8 cameras_Cloud placement_89600</text:p>
          </table:table-cell>
          <table:table-cell table:number-columns-repeated="2"/>
          <table:table-cell table:style-name="ce23" office:value-type="string" calcext:value-type="string">
            <text:p>4 areas- 16 cameras_Cloud placement_896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3041272.96428541" calcext:value-type="float">
            <text:p>3,041,272.964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905" calcext:value-type="float">
            <text:p>905.000</text:p>
          </table:table-cell>
          <table:table-cell office:value-type="float" office:value="1050" calcext:value-type="float">
            <text:p>1,050.000</text:p>
          </table:table-cell>
          <table:table-cell office:value-type="float" office:value="969.571428571429" calcext:value-type="float">
            <text:p>969.571</text:p>
          </table:table-cell>
          <table:table-cell office:value-type="float" office:value="1129" calcext:value-type="float">
            <text:p>1,129.000</text:p>
          </table:table-cell>
          <table:table-cell office:value-type="float" office:value="1304" calcext:value-type="float">
            <text:p>1,304.000</text:p>
          </table:table-cell>
          <table:table-cell office:value-type="float" office:value="1204.85714285714" calcext:value-type="float">
            <text:p>1,204.85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308.225005880564" calcext:value-type="float">
            <text:p>308.225</text:p>
          </table:table-cell>
          <table:table-cell table:number-columns-repeated="3" office:value-type="float" office:value="667.049303725087" calcext:value-type="float">
            <text:p>667.04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723441576654865" calcext:value-type="float">
            <text:p>0.07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404761905876101" calcext:value-type="float">
            <text:p>0.04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463867220367766" calcext:value-type="float">
            <text:p>0.04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69736.00000048" calcext:value-type="float">
            <text:p>1,069,736.0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2"/>
          <table:table-cell table:style-name="ce23" office:value-type="string" calcext:value-type="string">
            <text:p>4 areas- 8 cameras_Cloud placement_40000</text:p>
          </table:table-cell>
          <table:table-cell table:number-columns-repeated="2"/>
          <table:table-cell table:style-name="ce23" office:value-type="string" calcext:value-type="string">
            <text:p>4 areas- 16 cameras_Cloud placement_400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4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3227829.41835758" calcext:value-type="float">
            <text:p>3,227,829.41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6866.6" calcext:value-type="float">
            <text:p>166,866.6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6" office:value-type="float" office:value="169419.771" calcext:value-type="float">
            <text:p>169,419.77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office:value-type="float" office:value="997" calcext:value-type="float">
            <text:p>997.000</text:p>
          </table:table-cell>
          <table:table-cell office:value-type="float" office:value="1173" calcext:value-type="float">
            <text:p>1,173.000</text:p>
          </table:table-cell>
          <table:table-cell office:value-type="float" office:value="1061.42857142857" calcext:value-type="float">
            <text:p>1,061.429</text:p>
          </table:table-cell>
          <table:table-cell office:value-type="float" office:value="1136" calcext:value-type="float">
            <text:p>1,136.000</text:p>
          </table:table-cell>
          <table:table-cell office:value-type="float" office:value="1312" calcext:value-type="float">
            <text:p>1,312.000</text:p>
          </table:table-cell>
          <table:table-cell office:value-type="float" office:value="1215.42857142857" calcext:value-type="float">
            <text:p>1,215.42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4"/>
          <table:table-cell/>
          <table:table-cell table:number-columns-repeated="3" office:value-type="float" office:value="308.271333730234" calcext:value-type="float">
            <text:p>308.271</text:p>
          </table:table-cell>
          <table:table-cell table:number-columns-repeated="3" office:value-type="float" office:value="667.056309233762" calcext:value-type="float">
            <text:p>667.05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105.13" calcext:value-type="float">
            <text:p>105.13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133333333333288" calcext:value-type="float">
            <text:p>0.1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0999999999999091" calcext:value-type="float">
            <text:p>0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0.133333333333364" calcext:value-type="float">
            <text:p>0.1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2.09999999999991" calcext:value-type="float">
            <text:p>2.1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float" office:value="713708.124503159" calcext:value-type="float">
            <text:p>713,708.12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3" office:value-type="float" office:value="1018587.8" calcext:value-type="float">
            <text:p>1,018,587.800</text:p>
          </table:table-cell>
          <table:table-cell table:number-columns-repeated="3" office:value-type="float" office:value="1068373.4" calcext:value-type="float">
            <text:p>1,068,373.400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month/>
      <number:text>/</number:text>
      <number:day/>
      <number:text>/</number:text>
      <number:year number:style="long"/>
    </number:date-style>
    <number:time-style style:name="N126">
      <number:minutes number:style="long"/>
      <number:text>:</number:text>
      <number:seconds number:style="long"/>
    </number:time-style>
    <number:date-style style:name="N154">
      <number:day/>
      <number:text>-</number:text>
      <number:month number:textual="true"/>
      <number:text>-</number:text>
      <number:year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 number:decimal-places="1"/>
    </number:time-style>
    <number:date-style style:name="N152">
      <number:month number:textual="true"/>
      <number:text>-</number:text>
      <number:year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  <number:text> </number:text>
      <number:am-pm/>
    </number:time-style>
    <number:number-style style:name="N122">
      <number:number number:decimal-places="3" number:min-decimal-places="3" number:min-integer-digits="1" number:grouping="true"/>
    </number:number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number number:decimal-places="3" number:min-decimal-places="3" number:min-integer-digits="0" number:grouping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4" style:display-name="Text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5" style:display-name="Warning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89600_5f_cloud_5f_capacity" style:display-name="PageStyle_89600_cloud_capacity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min_20_simulation" style:display-name="PageStyle_1min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10_20_sec_20_simulation" style:display-name="PageStyle_10 sec simulation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00_5f_simulation_5f_time" style:display-name="PageStyle_2000_simulation_tim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7</meta:editing-cycles>
    <meta:creation-date>2023-07-06T15:04:21.411715387</meta:creation-date>
    <dc:date>2023-09-25T13:24:50.196055438</dc:date>
    <meta:editing-duration>P4DT23H19M31S</meta:editing-duration>
    <meta:generator>LibreOffice/7.3.7.2$Linux_X86_64 LibreOffice_project/30$Build-2</meta:generator>
    <meta:document-statistic meta:table-count="4" meta:cell-count="2115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4">
      <number:number number:decimal-places="3" number:min-decimal-places="3" number:min-integer-digits="1" number:grouping="true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44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18cm" svg:stroke-color="#b3b3b3"/>
    </style:style>
    <style:style style:name="ch7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4586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420e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32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79d1c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0021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3caff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14004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ecf00" fo:wrap-option="wrap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44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1f6f" fo:wrap-option="wrap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3.574cm" svg:height="14.213cm" xlink:href=".." xlink:type="simple" chart:class="chart:bar" chart:style-name="ch1">
        <chart:legend chart:legend-position="bottom" svg:x="4.645cm" svg:y="13.062cm" style:legend-expansion="wide" chart:style-name="ch2"/>
        <chart:plot-area chart:style-name="ch3" table:cell-range-address="89600_cloud_capacity.C70:89600_cloud_capacity.D78" chart:data-source-has-labels="column" svg:x="0.471cm" svg:y="0.284cm" svg:width="22.632cm" svg:height="12.31cm">
          <chart:coordinate-region svg:x="3.451cm" svg:y="0.497cm" svg:width="19.652cm" svg:height="11.8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89600_cloud_capacity.D70:89600_cloud_capacity.D70" chart:label-cell-address="89600_cloud_capacity.C70:89600_cloud_capacity.C70" chart:class="chart:bar">
            <chart:data-point/>
          </chart:series>
          <chart:series chart:style-name="ch8" chart:values-cell-range-address="89600_cloud_capacity.D71:89600_cloud_capacity.D71" chart:label-cell-address="89600_cloud_capacity.C71:89600_cloud_capacity.C71" chart:class="chart:bar">
            <chart:data-point/>
          </chart:series>
          <chart:series chart:style-name="ch9" chart:values-cell-range-address="89600_cloud_capacity.D72:89600_cloud_capacity.D72" chart:label-cell-address="89600_cloud_capacity.C72:89600_cloud_capacity.C72" chart:class="chart:bar">
            <chart:data-point/>
          </chart:series>
          <chart:series chart:style-name="ch10" chart:values-cell-range-address="89600_cloud_capacity.D73:89600_cloud_capacity.D73" chart:label-cell-address="89600_cloud_capacity.C73:89600_cloud_capacity.C73" chart:class="chart:bar">
            <chart:data-point/>
          </chart:series>
          <chart:series chart:style-name="ch11" chart:values-cell-range-address="89600_cloud_capacity.D74:89600_cloud_capacity.D74" chart:label-cell-address="89600_cloud_capacity.C74:89600_cloud_capacity.C74" chart:class="chart:bar">
            <chart:data-point/>
          </chart:series>
          <chart:series chart:style-name="ch12" chart:values-cell-range-address="89600_cloud_capacity.D75:89600_cloud_capacity.D75" chart:label-cell-address="89600_cloud_capacity.C75:89600_cloud_capacity.C75" chart:class="chart:bar">
            <chart:data-point/>
          </chart:series>
          <chart:series chart:style-name="ch13" chart:values-cell-range-address="89600_cloud_capacity.D76:89600_cloud_capacity.D76" chart:label-cell-address="89600_cloud_capacity.C76:89600_cloud_capacity.C76" chart:class="chart:bar">
            <chart:data-point/>
          </chart:series>
          <chart:series chart:style-name="ch14" chart:values-cell-range-address="89600_cloud_capacity.D77:89600_cloud_capacity.D77" chart:label-cell-address="89600_cloud_capacity.C77:89600_cloud_capacity.C77" chart:class="chart:bar">
            <chart:data-point/>
          </chart:series>
          <chart:series chart:style-name="ch15" chart:values-cell-range-address="89600_cloud_capacity.D78:89600_cloud_capacity.D78" chart:label-cell-address="89600_cloud_capacity.C78:89600_cloud_capacity.C78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 - 4 _Router</text:p>
                <draw:g>
                  <svg:desc>89600_cloud_capacity.C70:89600_cloud_capacity.C70</svg:desc>
                </draw:g>
              </table:table-cell>
              <table:table-cell office:value-type="float" office:value="13336357.5344388">
                <text:p>13336357.5344388</text:p>
                <draw:g>
                  <svg:desc>89600_cloud_capacity.D70:89600_cloud_capacity.D70</svg:desc>
                </draw:g>
              </table:table-cell>
            </table:table-row>
            <table:table-row>
              <table:table-cell office:value-type="string">
                <text:p>1 - 8 _Proxy</text:p>
                <draw:g>
                  <svg:desc>89600_cloud_capacity.C71:89600_cloud_capacity.C71</svg:desc>
                </draw:g>
              </table:table-cell>
              <table:table-cell office:value-type="float" office:value="13333073.531229">
                <text:p>13333073.531229</text:p>
                <draw:g>
                  <svg:desc>89600_cloud_capacity.D71:89600_cloud_capacity.D71</svg:desc>
                </draw:g>
              </table:table-cell>
            </table:table-row>
            <table:table-row>
              <table:table-cell office:value-type="string">
                <text:p>1 - 16 _Cloud</text:p>
                <draw:g>
                  <svg:desc>89600_cloud_capacity.C72:89600_cloud_capacity.C72</svg:desc>
                </draw:g>
              </table:table-cell>
              <table:table-cell office:value-type="float" office:value="15134930.6907867">
                <text:p>15134930.6907867</text:p>
                <draw:g>
                  <svg:desc>89600_cloud_capacity.D72:89600_cloud_capacity.D72</svg:desc>
                </draw:g>
              </table:table-cell>
            </table:table-row>
            <table:table-row>
              <table:table-cell office:value-type="string">
                <text:p>2 - 4 _Router</text:p>
                <draw:g>
                  <svg:desc>89600_cloud_capacity.C73:89600_cloud_capacity.C73</svg:desc>
                </draw:g>
              </table:table-cell>
              <table:table-cell office:value-type="float" office:value="13351956.5479592">
                <text:p>13351956.5479592</text:p>
                <draw:g>
                  <svg:desc>89600_cloud_capacity.D73:89600_cloud_capacity.D73</svg:desc>
                </draw:g>
              </table:table-cell>
            </table:table-row>
            <table:table-row>
              <table:table-cell office:value-type="string">
                <text:p>2 - 8 _Cloud</text:p>
                <draw:g>
                  <svg:desc>89600_cloud_capacity.C74:89600_cloud_capacity.C74</svg:desc>
                </draw:g>
              </table:table-cell>
              <table:table-cell office:value-type="float" office:value="15137757.9995984">
                <text:p>15137757.9995984</text:p>
                <draw:g>
                  <svg:desc>89600_cloud_capacity.D74:89600_cloud_capacity.D74</svg:desc>
                </draw:g>
              </table:table-cell>
            </table:table-row>
            <table:table-row>
              <table:table-cell office:value-type="string">
                <text:p>2 - 16 _Cloud</text:p>
                <draw:g>
                  <svg:desc>89600_cloud_capacity.C75:89600_cloud_capacity.C75</svg:desc>
                </draw:g>
              </table:table-cell>
              <table:table-cell office:value-type="float" office:value="16033480.577494">
                <text:p>16033480.577494</text:p>
                <draw:g>
                  <svg:desc>89600_cloud_capacity.D75:89600_cloud_capacity.D75</svg:desc>
                </draw:g>
              </table:table-cell>
            </table:table-row>
            <table:table-row>
              <table:table-cell office:value-type="string">
                <text:p>4 - 4 _Router</text:p>
                <draw:g>
                  <svg:desc>89600_cloud_capacity.C76:89600_cloud_capacity.C76</svg:desc>
                </draw:g>
              </table:table-cell>
              <table:table-cell office:value-type="float" office:value="13380850.072449">
                <text:p>13380850.072449</text:p>
                <draw:g>
                  <svg:desc>89600_cloud_capacity.D76:89600_cloud_capacity.D76</svg:desc>
                </draw:g>
              </table:table-cell>
            </table:table-row>
            <table:table-row>
              <table:table-cell office:value-type="string">
                <text:p>4 - 8 _Cloud</text:p>
                <draw:g>
                  <svg:desc>89600_cloud_capacity.C77:89600_cloud_capacity.C77</svg:desc>
                </draw:g>
              </table:table-cell>
              <table:table-cell office:value-type="float" office:value="16033559.0539868">
                <text:p>16033559.0539868</text:p>
                <draw:g>
                  <svg:desc>89600_cloud_capacity.D77:89600_cloud_capacity.D77</svg:desc>
                </draw:g>
              </table:table-cell>
            </table:table-row>
            <table:table-row>
              <table:table-cell office:value-type="string">
                <text:p>4 - 16 _Cloud</text:p>
                <draw:g>
                  <svg:desc>89600_cloud_capacity.C78:89600_cloud_capacity.C78</svg:desc>
                </draw:g>
              </table:table-cell>
              <table:table-cell office:value-type="float" office:value="16033960.9886641">
                <text:p>16033960.9886641</text:p>
                <draw:g>
                  <svg:desc>89600_cloud_capacity.D78:89600_cloud_capacity.D7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